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3.183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1.9189in"/>
    </style:style>
    <style:style style:name="co12" style:family="table-column">
      <style:table-column-properties fo:break-before="auto" style:column-width="0.6291in"/>
    </style:style>
    <style:style style:name="co13" style:family="table-column">
      <style:table-column-properties fo:break-before="auto" style:column-width="1.9752in"/>
    </style:style>
    <style:style style:name="co14" style:family="table-column">
      <style:table-column-properties fo:break-before="auto" style:column-width="1.4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Droid Sans" style:font-name-complex="FreeSans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style:font-name="Liberation Sans" style:font-name-asian="Droid Sans" style:font-name-complex="Free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0.6705in" svg:height="3.798in" svg:x="22.4465in" svg:y="0in">
            <draw:object draw:notify-on-update-of-ranges="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6602in" svg:height="3.5461in" svg:x="12.0839in" svg:y="3.8323in">
            <draw:object draw:notify-on-update-of-ranges="Sheet1.I2:Sheet1.I8 Sheet1.I15:Sheet1.I21 Sheet1.I32:Sheet1.I38 Sheet1.I64:Sheet1.I70 Sheet1.I94:Sheet1.I100 Sheet1.I111:Sheet1.I117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6535in" svg:height="3.5429in" svg:x="12.1075in" svg:y="7.4626in">
            <draw:object draw:notify-on-update-of-ranges="Sheet1.E2:Sheet1.E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6705in" svg:height="3.798in" svg:x="11.989in" svg:y="0in">
            <draw:object draw:notify-on-update-of-ranges="Sheet1.I2:Sheet1.I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91in" svg:height="5.2039in" svg:x="33.4197in" svg:y="2.4429in">
            <draw:object draw:notify-on-update-of-ranges="Sheet1.AI2:Sheet1.AI9 Sheet1.AJ1:Sheet1.AJ1 Sheet1.AJ2:Sheet1.AJ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09in" svg:height="2.0445in" svg:x="40.3587in" svg:y="0.0441in">
            <draw:object draw:notify-on-update-of-ranges="Sheet1.AK14:Sheet1.AK14 Sheet1.AK13:Sheet1.AK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0.6705in" svg:height="3.798in" svg:x="22.4059in" svg:y="3.8512in">
            <draw:object draw:notify-on-update-of-ranges="Sheet1.L2:Sheet1.L8 Sheet1.L15:Sheet1.L21 Sheet1.L32:Sheet1.L38 Sheet1.L64:Sheet1.L70 Sheet1.L94:Sheet1.L100 Sheet1.L111:Sheet1.L117 Sheet1.L137:Sheet1.L143 Sheet1.L187:Sheet1.L193 Sheet1.L211:Sheet1.L217 Sheet1.L250:Sheet1.L256 Sheet1.L277:Sheet1.L283 Sheet1.L301:Sheet1.L307 Sheet1.L332:Sheet1.L338 Sheet1.L360:Sheet1.L366 Sheet1.L380:Sheet1.L386 Sheet1.L412:Sheet1.L418 Sheet1.L435:Sheet1.L441 Sheet1.L459:Sheet1.L465 Sheet1.L484:Sheet1.L49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0.6705in" svg:height="3.798in" svg:x="22.3972in" svg:y="7.6661in">
            <draw:object draw:notify-on-update-of-ranges="Sheet1.M2:Sheet1.M8 Sheet1.M15:Sheet1.M21 Sheet1.M32:Sheet1.M38 Sheet1.M64:Sheet1.M70 Sheet1.M94:Sheet1.M100 Sheet1.M111:Sheet1.M117 Sheet1.M137:Sheet1.M143 Sheet1.M187:Sheet1.M193 Sheet1.M211:Sheet1.M217 Sheet1.M250:Sheet1.M256 Sheet1.M277:Sheet1.M283 Sheet1.M301:Sheet1.M307 Sheet1.M332:Sheet1.M338 Sheet1.M360:Sheet1.M366 Sheet1.M380:Sheet1.M386 Sheet1.M412:Sheet1.M418 Sheet1.M435:Sheet1.M441 Sheet1.M459:Sheet1.M465 Sheet1.M484:Sheet1.M49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Default"/>
          <table:table-cell office:value-type="string" calcext:value-type="string">
            <text:p>Sub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t_sum (min)</text:p>
          </table:table-cell>
          <table:table-cell office:value-type="string" calcext:value-type="string">
            <text:p>t_sum (hours)</text:p>
          </table:table-cell>
          <table:table-cell office:value-type="string" calcext:value-type="string">
            <text:p>t_sum (1.5hours)</text:p>
          </table:table-cell>
          <table:table-cell office:value-type="string" calcext:value-type="string">
            <text:p>t_sum (days)</text:p>
          </table:table-cell>
          <table:table-cell office:value-type="string" calcext:value-type="string">
            <text:p>t_sub (by day)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ffee coeff.</text:p>
          </table:table-cell>
          <table:table-cell office:value-type="string" calcext:value-type="string">
            <text:p>coffee smc</text:p>
          </table:table-cell>
          <table:table-cell office:value-type="string" calcext:value-type="string">
            <text:p>sig.</text:p>
          </table:table-cell>
          <table:table-cell table:number-columns-repeated="20"/>
          <table:table-cell office:value-type="string" calcext:value-type="string">
            <text:p>.</text:p>
          </table:table-cell>
          <table:table-cell office:value-type="string" calcext:value-type="string">
            <text:p>Психология автоматизации</text:p>
          </table:table-cell>
          <table:table-cell table:style-name="ce5" table:formula="of:=SUMIF([.$B$2:.$B$500];[.AI1];[.$D$2:.$D$550])" office:value-type="float" office:value="70" calcext:value-type="float">
            <text:p>70</text:p>
          </table:table-cell>
          <table:table-cell table:style-name="ce7" table:formula="of:=([.$AJ1]/[.$AJ$13]*100)%" office:value-type="percentage" office:value="0.00273490916194569" calcext:value-type="percentage">
            <text:p>0.27%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еория</text:p>
          </table:table-cell>
          <table:table-cell office:value-type="float" office:value="40" calcext:value-type="float">
            <text:p>40</text:p>
          </table:table-cell>
          <table:table-cell table:formula="of:=SUM([.$D2:.$D13])" office:value-type="float" office:value="876" calcext:value-type="float">
            <text:p>876</text:p>
          </table:table-cell>
          <table:table-cell table:style-name="ce5" table:formula="of:=ROUND([.$E2]/60)" office:value-type="float" office:value="15" calcext:value-type="float">
            <text:p>15</text:p>
          </table:table-cell>
          <table:table-cell table:formula="of:=ROUND(SUM([.$E2])/90)" office:value-type="float" office:value="10" calcext:value-type="float">
            <text:p>10</text:p>
          </table:table-cell>
          <table:table-cell table:formula="of:=SUM([.$E2])/60/24" office:value-type="float" office:value="0.608333333333333" calcext:value-type="float">
            <text:p>0.6083333333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Информатика</text:p>
          </table:table-cell>
          <table:table-cell table:style-name="ce5" table:formula="of:=SUMIF([.$B$2:.$B$500];[.AI2];[.$D$2:.$D$550])" office:value-type="float" office:value="1470" calcext:value-type="float">
            <text:p>1470</text:p>
          </table:table-cell>
          <table:table-cell table:style-name="ce7" table:formula="of:=([.$AJ2]/[.$AJ$13]*100)%" office:value-type="percentage" office:value="0.0574330924008595" calcext:value-type="percentage">
            <text:p>5.74%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Алгоритмы</text:p>
          </table:table-cell>
          <table:table-cell table:style-name="ce5" table:formula="of:=SUMIF([.$B$2:.$B$500];[.AI3];[.$D$2:.$D$550])" office:value-type="float" office:value="1685" calcext:value-type="float">
            <text:p>1685</text:p>
          </table:table-cell>
          <table:table-cell table:style-name="ce7" table:formula="of:=([.$AJ3]/[.$AJ$13]*100)%" office:value-type="percentage" office:value="0.0658331705411213" calcext:value-type="percentage">
            <text:p>6.58%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2:.D2])" office:value-type="float" office:value="40" calcext:value-type="float">
            <text:p>4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Основы высшей алгебры</text:p>
          </table:table-cell>
          <table:table-cell table:style-name="ce5" table:formula="of:=SUMIF([.$B$2:.$B$500];[.AI4];[.$D$2:.$D$550])" office:value-type="float" office:value="2381" calcext:value-type="float">
            <text:p>2381</text:p>
          </table:table-cell>
          <table:table-cell table:style-name="ce7" table:formula="of:=([.$AJ4]/[.$AJ$13]*100)%" office:value-type="percentage" office:value="0.0930259816370385" calcext:value-type="percentage">
            <text:p>9.30%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:.D4])" office:value-type="float" office:value="250" calcext:value-type="float">
            <text:p>25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Английский язык</text:p>
          </table:table-cell>
          <table:table-cell table:style-name="ce5" table:formula="of:=SUMIF([.$B$2:.$B$500];[.AI5];[.$D$2:.$D$550])" office:value-type="float" office:value="2747" calcext:value-type="float">
            <text:p>2747</text:p>
          </table:table-cell>
          <table:table-cell table:style-name="ce7" table:formula="of:=([.$AJ5]/[.$AJ$13]*100)%" office:value-type="percentage" office:value="0.107325649540926" calcext:value-type="percentage">
            <text:p>10.73%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5:.D8])" office:value-type="float" office:value="340" calcext:value-type="float">
            <text:p>34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Лабы по общей физике</text:p>
          </table:table-cell>
          <table:table-cell table:style-name="ce5" table:formula="of:=SUMIF([.$B$2:.$B$500];[.AI6];[.$D$2:.$D$550])" office:value-type="float" office:value="3519" calcext:value-type="float">
            <text:p>3519</text:p>
          </table:table-cell>
          <table:table-cell table:style-name="ce7" table:formula="of:=([.$AJ6]/[.$AJ$13]*100)%" office:value-type="percentage" office:value="0.137487790584098" calcext:value-type="percentage">
            <text:p>13.75%</text:p>
          </table:table-cell>
          <table:table-cell table:number-columns-repeated="2"/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Линейная алгебра</text:p>
          </table:table-cell>
          <table:table-cell table:style-name="ce5" table:formula="of:=SUMIF([.$B$2:.$B$500];[.AI7];[.$D$2:.$D$550])" office:value-type="float" office:value="3287" calcext:value-type="float">
            <text:p>3287</text:p>
          </table:table-cell>
          <table:table-cell table:style-name="ce7" table:formula="of:=([.$AJ7]/[.$AJ$13]*100)%" office:value-type="percentage" office:value="0.128423520218793" calcext:value-type="percentage">
            <text:p>12.84%</text:p>
          </table:table-cell>
          <table:table-cell/>
          <table:table-cell office:value-type="string" calcext:value-type="string">
            <text:p>10, (БРС=30)</text:p>
          </table:table-cell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задачи 1, 2, 3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9:.D13])" office:value-type="float" office:value="246" calcext:value-type="float">
            <text:p>246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Математический анализ</text:p>
          </table:table-cell>
          <table:table-cell table:style-name="ce5" table:formula="of:=SUMIF([.$B$2:.$B$500];[.AI8];[.$D$2:.$D$550])" office:value-type="float" office:value="4065" calcext:value-type="float">
            <text:p>4065</text:p>
          </table:table-cell>
          <table:table-cell table:style-name="ce7" table:formula="of:=([.$AJ8]/[.$AJ$13]*100)%" office:value-type="percentage" office:value="0.158820082047275" calcext:value-type="percentage">
            <text:p>15.88%</text:p>
          </table:table-cell>
          <table:table-cell/>
          <table:table-cell office:value-type="string" calcext:value-type="string">
            <text:p>10, (БРС=30)</text:p>
          </table:table-cell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.5.1, теория</text:p>
          </table:table-cell>
          <table:table-cell office:value-type="float" office:value="136" calcext:value-type="float">
            <text:p>136</text:p>
          </table:table-cell>
          <table:table-cell table:number-columns-repeated="29"/>
          <table:table-cell office:value-type="string" calcext:value-type="string">
            <text:p>.</text:p>
          </table:table-cell>
          <table:table-cell office:value-type="string" calcext:value-type="string">
            <text:p>Физика</text:p>
          </table:table-cell>
          <table:table-cell table:style-name="ce5" table:formula="of:=SUMIF([.$B$2:.$B$500];[.AI9];[.$D$2:.$D$550])" office:value-type="float" office:value="6371" calcext:value-type="float">
            <text:p>6371</text:p>
          </table:table-cell>
          <table:table-cell table:style-name="ce7" table:formula="of:=([.$AJ9]/[.$AJ$13]*100)%" office:value-type="percentage" office:value="0.248915803867943" calcext:value-type="percentage">
            <text:p>24.89%</text:p>
          </table:table-cell>
          <table:table-cell/>
          <table:table-cell office:value-type="string" calcext:value-type="string">
            <text:p>10 (з), 9 (экз, экз)</text:p>
          </table:table-cell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.5.1, теория</text:p>
          </table:table-cell>
          <table:table-cell office:value-type="float" office:value="40" calcext:value-type="float">
            <text:p>40</text:p>
          </table:table-cell>
          <table:table-cell table:number-columns-repeated="30"/>
          <table:table-cell office:value-type="string" calcext:value-type="string">
            <text:p>Subject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.5.1, подготовка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.5.1, теория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7, 2013.02.12</text:p>
          </table:table-cell>
          <table:table-cell office:value-type="float" office:value="20" calcext:value-type="float">
            <text:p>20</text:p>
          </table:table-cell>
          <table:table-cell table:number-columns-repeated="30"/>
          <table:table-cell office:value-type="string" calcext:value-type="string">
            <text:p>Total</text:p>
          </table:table-cell>
          <table:table-cell table:formula="of:=SUM([.AJ1:.AJ9])" office:value-type="float" office:value="25595" calcext:value-type="float">
            <text:p>25595</text:p>
          </table:table-cell>
          <table:table-cell table:style-name="ce7" table:formula="of:=([.$AJ13]/[.$AJ$14]*100)%" office:value-type="percentage" office:value="0.910497669951265" calcext:value-type="percentage">
            <text:p>91.05%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3"/>
          <table:table-cell office:value-type="string" calcext:value-type="string">
            <text:p>Prev Total</text:p>
          </table:table-cell>
          <table:table-cell office:value-type="float" office:value="28111" calcext:value-type="float">
            <text:p>28111</text:p>
          </table:table-cell>
          <table:table-cell table:style-name="ce7" table:formula="of:=([.$AJ14]/[.$AJ$14]*100)%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date" office:date-value="2013-02-11" calcext:value-type="date">
            <text:p>2013-02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</text:p>
          </table:table-cell>
          <table:table-cell office:value-type="float" office:value="120" calcext:value-type="float">
            <text:p>120</text:p>
          </table:table-cell>
          <table:table-cell table:formula="of:=SUM([.$D15:.$D30])" office:value-type="float" office:value="1274" calcext:value-type="float">
            <text:p>1274</text:p>
          </table:table-cell>
          <table:table-cell table:style-name="ce5" table:formula="of:=ROUND([.$E15]/60)" office:value-type="float" office:value="21" calcext:value-type="float">
            <text:p>21</text:p>
          </table:table-cell>
          <table:table-cell table:formula="of:=ROUND(SUM([.$E15])/90)" office:value-type="float" office:value="14" calcext:value-type="float">
            <text:p>14</text:p>
          </table:table-cell>
          <table:table-cell table:formula="of:=SUM([.$E15])/60/24" office:value-type="float" office:value="0.884722222222222" calcext:value-type="float">
            <text:p>0.8847222222</text:p>
          </table:table-cell>
          <table:table-cell table:formula="of:=SUM([.D15:.D17])" office:value-type="float" office:value="200" calcext:value-type="float">
            <text:p>200</text:p>
          </table:table-cell>
          <table:table-cell table:number-columns-repeated="30"/>
        </table:table-row>
        <table:table-row table:style-name="ro1">
          <table:table-cell office:value-type="date" office:date-value="2013-02-11" calcext:value-type="date">
            <text:p>2013-02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7, 2013.02.1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8:.D19])" office:value-type="float" office:value="164" calcext:value-type="float">
            <text:p>164</text:p>
          </table:table-cell>
          <table:table-cell table:number-columns-repeated="30"/>
        </table:table-row>
        <table:table-row table:style-name="ro1">
          <table:table-cell office:value-type="date" office:date-value="2013-02-11" calcext:value-type="date">
            <text:p>2013-02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20:.D22])" office:value-type="float" office:value="210" calcext:value-type="float">
            <text:p>210</text:p>
          </table:table-cell>
          <table:table-cell table:number-columns-repeated="30"/>
        </table:table-row>
        <table:table-row table:style-name="ro1">
          <table:table-cell office:value-type="date" office:date-value="2013-02-12" calcext:value-type="date">
            <text:p>2013-02-1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узырьки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3:.D27])" office:value-type="float" office:value="400" calcext:value-type="float">
            <text:p>400</text:p>
          </table:table-cell>
          <table:table-cell table:number-columns-repeated="30"/>
        </table:table-row>
        <table:table-row table:style-name="ro1">
          <table:table-cell office:value-type="date" office:date-value="2013-02-12" calcext:value-type="date">
            <text:p>2013-02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SUM([.D28:.D29])" office:value-type="float" office:value="240" calcext:value-type="float">
            <text:p>240</text:p>
          </table:table-cell>
          <table:table-cell table:number-columns-repeated="30"/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30:.D30])" office:value-type="float" office:value="60" calcext:value-type="float">
            <text:p>60</text:p>
          </table:table-cell>
          <table:table-cell table:number-columns-repeated="30"/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чи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7.2, 2013.02.15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1.70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и 2.15, посл. Из 2 группы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2-17" calcext:value-type="date">
            <text:p>2013-02-1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11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8"/>
        </table:table-row>
        <table:table-row table:style-name="ro1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Теория</text:p>
          </table:table-cell>
          <table:table-cell office:value-type="float" office:value="60" calcext:value-type="float">
            <text:p>60</text:p>
          </table:table-cell>
          <table:table-cell table:formula="of:=SUM([.$D32:.$D62])" office:value-type="float" office:value="1926" calcext:value-type="float">
            <text:p>1926</text:p>
          </table:table-cell>
          <table:table-cell table:style-name="ce5" table:formula="of:=ROUND([.$E32]/60)" office:value-type="float" office:value="32" calcext:value-type="float">
            <text:p>32</text:p>
          </table:table-cell>
          <table:table-cell table:formula="of:=ROUND(SUM([.$E32])/90)" office:value-type="float" office:value="21" calcext:value-type="float">
            <text:p>21</text:p>
          </table:table-cell>
          <table:table-cell table:formula="of:=SUM([.$E32])/60/24" office:value-type="float" office:value="1.3375" calcext:value-type="float">
            <text:p>1.3375</text:p>
          </table:table-cell>
          <table:table-cell table:formula="of:=SUM([.D32:.D34])" office:value-type="float" office:value="160" calcext:value-type="float">
            <text:p>160</text:p>
          </table:table-cell>
          <table:table-cell table:number-columns-repeated="30"/>
        </table:table-row>
        <table:table-row table:style-name="ro1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35:.D36])" office:value-type="float" office:value="170" calcext:value-type="float">
            <text:p>170</text:p>
          </table:table-cell>
          <table:table-cell table:number-columns-repeated="30"/>
        </table:table-row>
        <table:table-row table:style-name="ro1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7:.D42])" office:value-type="float" office:value="286" calcext:value-type="float">
            <text:p>286</text:p>
          </table:table-cell>
          <table:table-cell table:number-columns-repeated="30"/>
        </table:table-row>
        <table:table-row table:style-name="ro1">
          <table:table-cell office:value-type="date" office:date-value="2013-02-19" calcext:value-type="date">
            <text:p>2013-02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2 задач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SUM([.D43:.D50])" office:value-type="float" office:value="360" calcext:value-type="float">
            <text:p>360</text:p>
          </table:table-cell>
          <table:table-cell table:number-columns-repeated="30"/>
        </table:table-row>
        <table:table-row table:style-name="ro1">
          <table:table-cell office:value-type="date" office:date-value="2013-02-19" calcext:value-type="date">
            <text:p>2013-0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51:.D55])" office:value-type="float" office:value="280" calcext:value-type="float">
            <text:p>280</text:p>
          </table:table-cell>
          <table:table-cell table:number-columns-repeated="30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6 задач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SUM([.D56:.D57])" office:value-type="float" office:value="240" calcext:value-type="float">
            <text:p>240</text:p>
          </table:table-cell>
          <table:table-cell table:number-columns-repeated="30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58:.D62])" office:value-type="float" office:value="430" calcext:value-type="float">
            <text:p>430</text:p>
          </table:table-cell>
          <table:table-cell table:number-columns-repeated="30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Обратные матрицы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строка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eratosfen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eratosfen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7 задач</text:p>
          </table:table-cell>
          <table:table-cell office:value-type="float" office:value="170" calcext:value-type="float">
            <text:p>17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Вановский 1.2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пересказ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(первое окно)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Раздел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Вановский 1.2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(второе окно)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3" calcext:value-type="date">
            <text:p>2013-02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6 задач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2">
          <table:table-cell office:value-type="date" office:date-value="2013-02-23" calcext:value-type="date">
            <text:p>2013-02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, 2 лабы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, 2 лабы</text:p>
          </table:table-cell>
          <table:table-cell office:value-type="float" office:value="270" calcext:value-type="float">
            <text:p>270</text:p>
          </table:table-cell>
          <table:table-cell table:number-columns-repeated="35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Равномерная непрерывность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Условие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Равномерная непрерывность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</text:p>
          </table:table-cell>
          <table:table-cell office:value-type="float" office:value="60" calcext:value-type="float">
            <text:p>60</text:p>
          </table:table-cell>
          <table:table-cell table:formula="of:=SUM([.$D64:.$D92])" office:value-type="float" office:value="1987" calcext:value-type="float">
            <text:p>1987</text:p>
          </table:table-cell>
          <table:table-cell table:style-name="ce5" table:formula="of:=ROUND([.$E64]/60)" office:value-type="float" office:value="33" calcext:value-type="float">
            <text:p>33</text:p>
          </table:table-cell>
          <table:table-cell table:formula="of:=ROUND(SUM([.$E64])/90)" office:value-type="float" office:value="22" calcext:value-type="float">
            <text:p>22</text:p>
          </table:table-cell>
          <table:table-cell table:formula="of:=SUM([.$E64])/60/24" office:value-type="float" office:value="1.37986111111111" calcext:value-type="float">
            <text:p>1.3798611111</text:p>
          </table:table-cell>
          <table:table-cell table:formula="of:=SUM([.D64:.D67])" office:value-type="float" office:value="190" calcext:value-type="float">
            <text:p>190</text:p>
          </table:table-cell>
          <table:table-cell table:number-columns-repeated="30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68:.D73])" office:value-type="float" office:value="270" calcext:value-type="float">
            <text:p>270</text:p>
          </table:table-cell>
          <table:table-cell table:number-columns-repeated="30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74:.D75])" office:value-type="float" office:value="230" calcext:value-type="float">
            <text:p>230</text:p>
          </table:table-cell>
          <table:table-cell table:number-columns-repeated="30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xcosx рн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76:.D79])" office:value-type="float" office:value="365" calcext:value-type="float">
            <text:p>365</text:p>
          </table:table-cell>
          <table:table-cell table:number-columns-repeated="30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9 задач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SUM([.D80:.D83])" office:value-type="float" office:value="357" calcext:value-type="float">
            <text:p>357</text:p>
          </table:table-cell>
          <table:table-cell table:number-columns-repeated="30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84:.D85])" office:value-type="float" office:value="170" calcext:value-type="float">
            <text:p>170</text:p>
          </table:table-cell>
          <table:table-cell table:number-columns-repeated="30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 (**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86:.D92])" office:value-type="float" office:value="405" calcext:value-type="float">
            <text:p>40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formula="of:=[.J70]*[.K70]" office:value-type="float" office:value="5.25" calcext:value-type="float">
            <text:p>5.25</text:p>
          </table:table-cell>
          <table:table-cell table:number-columns-repeated="27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Neo: pdpload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Neo: virus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Условие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34"/>
        </table:table-row>
        <table:table-row table:style-name="ro1">
          <table:table-cell office:value-type="date" office:date-value="2013-02-27" calcext:value-type="date">
            <text:p>2013-02-27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Задача 1</text:p>
          </table:table-cell>
          <table:table-cell office:value-type="float" office:value="110" calcext:value-type="float">
            <text:p>110</text:p>
          </table:table-cell>
          <table:table-cell table:number-columns-repeated="35"/>
        </table:table-row>
        <table:table-row table:style-name="ro1">
          <table:table-cell office:value-type="date" office:date-value="2013-02-27" calcext:value-type="date">
            <text:p>2013-02-27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, *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130" calcext:value-type="float">
            <text:p>130</text:p>
          </table:table-cell>
          <table:table-cell table:number-columns-repeated="35"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Задача 2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5" calcext:value-type="float">
            <text:p>75</text:p>
          </table:table-cell>
          <table:table-cell table:number-columns-repeated="35"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220" calcext:value-type="float">
            <text:p>220</text:p>
          </table:table-cell>
          <table:table-cell table:number-columns-repeated="3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Теория 1.3.3</text:p>
          </table:table-cell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 office:value-type="date" office:date-value="2013-03-02" calcext:value-type="date">
            <text:p>2013-03-0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1.3.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3-02" calcext:value-type="date">
            <text:p>2013-03-0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трольная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Английский язык</text:p>
          </table:table-cell>
          <table:table-cell table:style-name="ce3" office:value-type="string" calcext:value-type="string">
            <text:p>h/t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одготовка 1.3.3</text:p>
          </table:table-cell>
          <table:table-cell office:value-type="float" office:value="45" calcext:value-type="float">
            <text:p>45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0 задач</text:p>
          </table:table-cell>
          <table:table-cell office:value-type="float" office:value="155" calcext:value-type="float">
            <text:p>155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5 задач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35" calcext:value-type="float">
            <text:p>35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3-04" calcext:value-type="date">
            <text:p>2013-03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2</text:p>
          </table:table-cell>
          <table:table-cell office:value-type="float" office:value="30" calcext:value-type="float">
            <text:p>30</text:p>
          </table:table-cell>
          <table:table-cell table:formula="of:=SUM([.$D94:.$D109])" office:value-type="float" office:value="1168" calcext:value-type="float">
            <text:p>1168</text:p>
          </table:table-cell>
          <table:table-cell table:style-name="ce5" table:formula="of:=ROUND([.$E94]/60)" office:value-type="float" office:value="19" calcext:value-type="float">
            <text:p>19</text:p>
          </table:table-cell>
          <table:table-cell table:formula="of:=ROUND(SUM([.$E94])/90)" office:value-type="float" office:value="13" calcext:value-type="float">
            <text:p>13</text:p>
          </table:table-cell>
          <table:table-cell table:formula="of:=SUM([.$E94])/60/24" office:value-type="float" office:value="0.811111111111111" calcext:value-type="float">
            <text:p>0.8111111111</text:p>
          </table:table-cell>
          <table:table-cell table:formula="of:=SUM([.D94:.D95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*[.K94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03-04" calcext:value-type="date">
            <text:p>2013-03-0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96:.D97])"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95]*[.K95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5 задач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SUM([.D98:.D102])"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6]*[.K96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SUM([.D102:.D102])" office:value-type="float" office:value="180" calcext:value-type="float">
            <text:p>180</text:p>
          </table:table-cell>
          <table:table-cell table:number-columns-repeated="2"/>
          <table:table-cell table:formula="of:=[.J97]*[.K9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трольная (проверка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formula="of:=[.J98]*[.K9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условие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03:.D106])"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99]*[.K99]"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конспекты, условие, теория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107:.D110])" office:value-type="float" office:value="245" calcext:value-type="float">
            <text:p>245</text:p>
          </table:table-cell>
          <table:table-cell table:number-columns-repeated="2"/>
          <table:table-cell table:formula="of:=[.J100]*[.K100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9, 1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ce6"/>
          <table:table-cell table:number-columns-repeated="27"/>
        </table:table-row>
        <table:table-row table:style-name="ro1">
          <table:table-cell office:value-type="date" office:date-value="2013-03-07" calcext:value-type="date">
            <text:p>2013-03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еория, задачи 1, 2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3-09" calcext:value-type="date">
            <text:p>2013-03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ы 1, 2</text:p>
          </table:table-cell>
          <table:table-cell office:value-type="float" office:value="240" calcext:value-type="float">
            <text:p>240</text:p>
          </table:table-cell>
          <table:table-cell table:number-columns-repeated="35"/>
        </table:table-row>
        <table:table-row table:style-name="ro1">
          <table:table-cell office:value-type="date" office:date-value="2013-03-09" calcext:value-type="date">
            <text:p>2013-03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ние</text:p>
          </table:table-cell>
          <table:table-cell office:value-type="float" office:value="69" calcext:value-type="float">
            <text:p>69</text:p>
          </table:table-cell>
          <table:table-cell table:number-columns-repeated="35"/>
        </table:table-row>
        <table:table-row table:style-name="ro1">
          <table:table-cell office:value-type="date" office:date-value="2013-03-09" calcext:value-type="date">
            <text:p>2013-03-09</text:p>
          </table:table-cell>
          <table:table-cell office:value-type="string" calcext:value-type="string">
            <text:p>Линейная алгебра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date" office:date-value="2013-03-09" calcext:value-type="date">
            <text:p>2013-03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10" calcext:value-type="date">
            <text:p>2013-03-1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 ЛПП, ЛФ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date" office:date-value="2013-03-10" calcext:value-type="date">
            <text:p>2013-03-1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6 задач</text:p>
          </table:table-cell>
          <table:table-cell office:value-type="float" office:value="130" calcext:value-type="float">
            <text:p>130</text:p>
          </table:table-cell>
          <table:table-cell table:number-columns-repeated="35"/>
        </table:table-row>
        <table:table-row table:style-name="ro1">
          <table:table-cell office:value-type="date" office:date-value="2013-03-10" calcext:value-type="date">
            <text:p>2013-03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8"/>
        </table:table-row>
        <table:table-row table:style-name="ro1"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Шарики</text:p>
          </table:table-cell>
          <table:table-cell office:value-type="float" office:value="40" calcext:value-type="float">
            <text:p>40</text:p>
          </table:table-cell>
          <table:table-cell table:formula="of:=SUM([.$D111:.$D135])" office:value-type="float" office:value="1703" calcext:value-type="float">
            <text:p>1703</text:p>
          </table:table-cell>
          <table:table-cell table:style-name="ce5" table:formula="of:=ROUND([.$E111]/60)" office:value-type="float" office:value="28" calcext:value-type="float">
            <text:p>28</text:p>
          </table:table-cell>
          <table:table-cell table:formula="of:=ROUND(SUM([.$E111])/90)" office:value-type="float" office:value="19" calcext:value-type="float">
            <text:p>19</text:p>
          </table:table-cell>
          <table:table-cell table:formula="of:=SUM([.$E111])/60/24" office:value-type="float" office:value="1.18263888888889" calcext:value-type="float">
            <text:p>1.1826388889</text:p>
          </table:table-cell>
          <table:table-cell table:formula="of:=SUM([.D111:.D11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1]*[.K11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3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14:.D115])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2]*[.K112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Ассемблер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16:.D119])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3]*[.K113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2" calcext:value-type="date">
            <text:p>2013-03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семинар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D120:.D128])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4]*[.K114]"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date" office:date-value="2013-03-12" calcext:value-type="date">
            <text:p>2013-03-12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29:.D131])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5]*[.K115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03-13" calcext:value-type="date">
            <text:p>2013-03-13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32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6]*[.K116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3" calcext:value-type="date">
            <text:p>2013-03-13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Контрольная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133:.D135])"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7]*[.K11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3" calcext:value-type="date">
            <text:p>2013-03-13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Контрольная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13" calcext:value-type="date">
            <text:p>2013-03-13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Контрольная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Контрольная (проверка)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" office:value-type="date" office:date-value="2013-03-14" calcext:value-type="date">
            <text:p>2013-03-14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4, 5.44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Физика</text:p>
          </table:table-cell>
          <table:table-cell table:style-name="ce3" office:value-type="string" calcext:value-type="string">
            <text:p>Сивухин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1, 12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(cb, wb, report)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debate, report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debate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1, 11.2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3-16" calcext:value-type="date">
            <text:p>2013-03-16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17" calcext:value-type="date">
            <text:p>2013-03-1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6, 1.3.3</text:p>
          </table:table-cell>
          <table:table-cell office:value-type="float" office:value="263" calcext:value-type="float">
            <text:p>263</text:p>
          </table:table-cell>
          <table:table-cell table:number-columns-repeated="35"/>
        </table:table-row>
        <table:table-row table:style-name="ro1">
          <table:table-cell office:value-type="date" office:date-value="2013-03-17" calcext:value-type="date">
            <text:p>2013-03-17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8 задач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3-17" calcext:value-type="date">
            <text:p>2013-03-1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dkey, keygen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3-18" calcext:value-type="date">
            <text:p>2013-03-1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formula="of:=SUM([.$D137:.$D155])" office:value-type="float" office:value="1637" calcext:value-type="float">
            <text:p>1637</text:p>
          </table:table-cell>
          <table:table-cell table:style-name="ce5" table:formula="of:=ROUND([.$E137]/60)" office:value-type="float" office:value="27" calcext:value-type="float">
            <text:p>27</text:p>
          </table:table-cell>
          <table:table-cell table:formula="of:=ROUND(SUM([.$E137])/90)" office:value-type="float" office:value="18" calcext:value-type="float">
            <text:p>18</text:p>
          </table:table-cell>
          <table:table-cell table:formula="of:=SUM([.$E137])/60/24" office:value-type="float" office:value="1.13680555555556" calcext:value-type="float">
            <text:p>1.1368055556</text:p>
          </table:table-cell>
          <table:table-cell table:formula="of:=SUM([.D137:.D140])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7]*[.K13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8" calcext:value-type="date">
            <text:p>2013-03-1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/=0.8?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41:.D143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8]*[.K13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8" calcext:value-type="date">
            <text:p>2013-03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144:.D146])"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9]*[.K139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8" calcext:value-type="date">
            <text:p>2013-03-18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D147:.D149])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0]*[.K140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9" calcext:value-type="date">
            <text:p>2013-03-19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Ахо-Корасик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50:.D152])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1]*[.K14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9" calcext:value-type="date">
            <text:p>2013-03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 задач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formula="of:=SUM([.D153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2]*[.K142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2013-03-19" calcext:value-type="date">
            <text:p>2013-03-19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Ахо-Корасик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54:.D155])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3]*[.K143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date" office:date-value="2013-03-20" calcext:value-type="date">
            <text:p>2013-03-20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Ахо-Корасик</text:p>
          </table:table-cell>
          <table:table-cell office:value-type="float" office:value="150" calcext:value-type="float">
            <text:p>150</text:p>
          </table:table-cell>
          <table:table-cell table:number-columns-repeated="35"/>
        </table:table-row>
        <table:table-row table:style-name="ro1">
          <table:table-cell office:value-type="date" office:date-value="2013-03-20" calcext:value-type="date">
            <text:p>2013-03-20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omb phase1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3-20" calcext:value-type="date">
            <text:p>2013-03-20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omb phase2</text:p>
          </table:table-cell>
          <table:table-cell office:value-type="float" office:value="167" calcext:value-type="float">
            <text:p>167</text:p>
          </table:table-cell>
          <table:table-cell table:number-columns-repeated="35"/>
        </table:table-row>
        <table:table-row table:style-name="ro1"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omb phase 3, 4, 5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5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22" calcext:value-type="date">
            <text:p>2013-03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3-22" calcext:value-type="date">
            <text:p>2013-03-2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Ахо-Корасик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3-22" calcext:value-type="date">
            <text:p>2013-03-2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Ахо-Корасик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3-23" calcext:value-type="date">
            <text:p>2013-03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3-24" calcext:value-type="date">
            <text:p>2013-03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(ваккум)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3-24" calcext:value-type="date">
            <text:p>2013-03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3-25" calcext:value-type="date">
            <text:p>2013-03-2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 revise</text:p>
          </table:table-cell>
          <table:table-cell office:value-type="float" office:value="60" calcext:value-type="float">
            <text:p>60</text:p>
          </table:table-cell>
          <table:table-cell table:formula="of:=SUM([.$D157:.$D185])" office:value-type="float" office:value="1676" calcext:value-type="float">
            <text:p>1676</text:p>
          </table:table-cell>
          <table:table-cell table:style-name="ce5" table:formula="of:=ROUND([.$E157]/60)" office:value-type="float" office:value="28" calcext:value-type="float">
            <text:p>28</text:p>
          </table:table-cell>
          <table:table-cell table:formula="of:=ROUND(SUM([.$E157])/90)" office:value-type="float" office:value="19" calcext:value-type="float">
            <text:p>19</text:p>
          </table:table-cell>
          <table:table-cell table:formula="of:=SUM([.$E157])/60/24" office:value-type="float" office:value="1.16388888888889" calcext:value-type="float">
            <text:p>1.1638888889</text:p>
          </table:table-cell>
          <table:table-cell table:formula="of:=SUM([.D157:.D159])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57]*[.K15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5" calcext:value-type="date">
            <text:p>2013-03-2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160:.D162])"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158]*[.K15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5" calcext:value-type="date">
            <text:p>2013-03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63:.D166]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9]*[.K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67:.D176])"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0]*[.K16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6 задач (?)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SUM([.D177:.D181])"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*[.K16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82:.D183])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2]*[.K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3-27" calcext:value-type="date">
            <text:p>2013-03-27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184:.D185])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3]*[.K1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2013-03-27" calcext:value-type="date">
            <text:p>2013-03-2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.5 задач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3-27" calcext:value-type="date">
            <text:p>2013-03-2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27" calcext:value-type="date">
            <text:p>2013-03-27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9 задач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5 задач, 1?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7, 4.53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4?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Тернпоиск, квадрат</text:p>
          </table:table-cell>
          <table:table-cell office:value-type="float" office:value="25" calcext:value-type="float">
            <text:p>25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WTF!??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Последовательность (+)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vologda</text:p>
          </table:table-cell>
          <table:table-cell office:value-type="float" office:value="41" calcext:value-type="float">
            <text:p>41</text:p>
          </table:table-cell>
          <table:table-cell table:number-columns-repeated="35"/>
        </table:table-row>
        <table:table-row table:style-name="ro1">
          <table:table-cell office:value-type="date" office:date-value="2013-03-30" calcext:value-type="date">
            <text:p>2013-03-3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3-30" calcext:value-type="date">
            <text:p>2013-03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, 164...</text:p>
          </table:table-cell>
          <table:table-cell office:value-type="float" office:value="240" calcext:value-type="float">
            <text:p>240</text:p>
          </table:table-cell>
          <table:table-cell table:number-columns-repeated="35"/>
        </table:table-row>
        <table:table-row table:style-name="ro1">
          <table:table-cell office:value-type="date" office:date-value="2013-03-31" calcext:value-type="date">
            <text:p>2013-03-3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Диффузия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3-31" calcext:value-type="date">
            <text:p>2013-03-3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164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Диффузия</text:p>
          </table:table-cell>
          <table:table-cell office:value-type="float" office:value="90" calcext:value-type="float">
            <text:p>90</text:p>
          </table:table-cell>
          <table:table-cell table:formula="of:=SUM([.$D187:.$D209])" office:value-type="float" office:value="2172" calcext:value-type="float">
            <text:p>2172</text:p>
          </table:table-cell>
          <table:table-cell table:style-name="ce5" table:formula="of:=ROUND([.$E187]/60)" office:value-type="float" office:value="36" calcext:value-type="float">
            <text:p>36</text:p>
          </table:table-cell>
          <table:table-cell table:formula="of:=ROUND(SUM([.$E187])/90)" office:value-type="float" office:value="24" calcext:value-type="float">
            <text:p>24</text:p>
          </table:table-cell>
          <table:table-cell table:formula="of:=SUM([.$E187])/60/24" office:value-type="float" office:value="1.50833333333333" calcext:value-type="float">
            <text:p>1.5083333333</text:p>
          </table:table-cell>
          <table:table-cell table:formula="of:=SUM([.D187:.D189])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7]*[.K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64, h/t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SUM([.D190:.D194])"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88]*[.K18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95:.D198])"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89]*[.K18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99:.D201])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0]*[.K1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Конспекты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202:.D203])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1]*[.K1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7 задач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D204:.D204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2]*[.K1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чи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D205:.D209])"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3]*[.K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.5 задачи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0 задач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..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9 задач</text:p>
          </table:table-cell>
          <table:table-cell office:value-type="float" office:value="300" calcext:value-type="float">
            <text:p>300</text:p>
          </table:table-cell>
          <table:table-cell table:number-columns-repeated="35"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T5в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8 задач</text:p>
          </table:table-cell>
          <table:table-cell office:value-type="float" office:value="168" calcext:value-type="float">
            <text:p>168</text:p>
          </table:table-cell>
          <table:table-cell table:number-columns-repeated="35"/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4-05" calcext:value-type="date">
            <text:p>2013-04-05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Тернпоиск, квадрат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4-05" calcext:value-type="date">
            <text:p>2013-04-05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Тернпоиск, квадрат, макспоток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Диффузия</text:p>
          </table:table-cell>
          <table:table-cell office:value-type="float" office:value="320" calcext:value-type="float">
            <text:p>320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 теория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 теория + п. I</text:p>
          </table:table-cell>
          <table:table-cell office:value-type="float" office:value="88" calcext:value-type="float">
            <text:p>88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 WTF??</text:p>
          </table:table-cell>
          <table:table-cell office:value-type="float" office:value="190" calcext:value-type="float">
            <text:p>190</text:p>
          </table:table-cell>
          <table:table-cell table:number-columns-repeated="35"/>
        </table:table-row>
        <table:table-row table:style-name="ro1"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 WTF???!</text:p>
          </table:table-cell>
          <table:table-cell office:value-type="float" office:value="71" calcext:value-type="float">
            <text:p>71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Вакуум...</text:p>
          </table:table-cell>
          <table:table-cell office:value-type="float" office:value="80" calcext:value-type="float">
            <text:p>80</text:p>
          </table:table-cell>
          <table:table-cell table:formula="of:=SUM([.$D211:.$D248])" office:value-type="float" office:value="1917" calcext:value-type="float">
            <text:p>1917</text:p>
          </table:table-cell>
          <table:table-cell table:style-name="ce5" table:formula="of:=ROUND([.$E211]/60)" office:value-type="float" office:value="32" calcext:value-type="float">
            <text:p>32</text:p>
          </table:table-cell>
          <table:table-cell table:formula="of:=ROUND(SUM([.$E211])/90)" office:value-type="float" office:value="21" calcext:value-type="float">
            <text:p>21</text:p>
          </table:table-cell>
          <table:table-cell table:formula="of:=SUM([.$E211])/60/24" office:value-type="float" office:value="1.33125" calcext:value-type="float">
            <text:p>1.33125</text:p>
          </table:table-cell>
          <table:table-cell table:formula="of:=SUM([.D211:.D216])"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1]*[.K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217:.D223])"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2]*[.K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24:.D226])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3]*[.K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227:.D230])"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4]*[.K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SUM([.D231:.D235])"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5]*[.K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Конспекты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236:.D237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6]*[.K2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письмо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238:.D248])"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7]*[.K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1 задач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2 задачи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 задачи+теория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Википедия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4-10" calcext:value-type="date">
            <text:p>2013-04-10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Теория, 0.5 задач</text:p>
          </table:table-cell>
          <table:table-cell office:value-type="float" office:value="75" calcext:value-type="float">
            <text:p>75</text:p>
          </table:table-cell>
          <table:table-cell table:number-columns-repeated="35"/>
        </table:table-row>
        <table:table-row table:style-name="ro1">
          <table:table-cell office:value-type="date" office:date-value="2013-04-10" calcext:value-type="date">
            <text:p>2013-04-10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3 задачи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4-10" calcext:value-type="date">
            <text:p>2013-04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, задача 3 с контрольной</text:p>
          </table:table-cell>
          <table:table-cell office:value-type="float" office:value="43" calcext:value-type="float">
            <text:p>43</text:p>
          </table:table-cell>
          <table:table-cell table:number-columns-repeated="35"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4.9 задачи</text:p>
          </table:table-cell>
          <table:table-cell office:value-type="float" office:value="190" calcext:value-type="float">
            <text:p>190</text:p>
          </table:table-cell>
          <table:table-cell table:number-columns-repeated="35"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5 задач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1.5 задачи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Английский язык</text:p>
          </table:table-cell>
          <table:table-cell table:style-name="ce3" office:value-type="string" calcext:value-type="string">
            <text:p>Пересказ</text:p>
          </table:table-cell>
          <table:table-cell office:value-type="float" office:value="57" calcext:value-type="float">
            <text:p>57</text:p>
          </table:table-cell>
          <table:table-cell table:number-columns-repeated="35"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Максвелл, 0-15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5-17, Максвелл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Максимальный поток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45" calcext:value-type="float">
            <text:p>45</text:p>
          </table:table-cell>
          <table:table-cell table:number-columns-repeated="35"/>
        </table:table-row>
        <table:table-row table:style-name="ro1">
          <table:table-cell office:value-type="date" office:date-value="2013-04-13" calcext:value-type="date">
            <text:p>2013-04-1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ubroutine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4-13" calcext:value-type="date">
            <text:p>2013-04-1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copter</text:p>
          </table:table-cell>
          <table:table-cell table:number-columns-repeated="34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w</text:p>
          </table:table-cell>
          <table:table-cell office:value-type="float" office:value="85" calcext:value-type="float">
            <text:p>85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alg, table</text:p>
          </table:table-cell>
          <table:table-cell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26" calcext:value-type="float">
            <text:p>26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№24.7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, конспекты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3.5 задачи (?)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7 задач</text:p>
          </table:table-cell>
          <table:table-cell office:value-type="float" office:value="150" calcext:value-type="float">
            <text:p>15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4-14" calcext:value-type="date">
            <text:p>2013-04-14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tatic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revise</text:p>
          </table:table-cell>
          <table:table-cell office:value-type="float" office:value="32" calcext:value-type="float">
            <text:p>32</text:p>
          </table:table-cell>
          <table:table-cell table:formula="of:=SUM([.$D250:.$D275])" office:value-type="float" office:value="1232" calcext:value-type="float">
            <text:p>1232</text:p>
          </table:table-cell>
          <table:table-cell table:style-name="ce5" table:formula="of:=ROUND([.$E250]/60)" office:value-type="float" office:value="21" calcext:value-type="float">
            <text:p>21</text:p>
          </table:table-cell>
          <table:table-cell table:formula="of:=ROUND(SUM([.$E250])/90)" office:value-type="float" office:value="14" calcext:value-type="float">
            <text:p>14</text:p>
          </table:table-cell>
          <table:table-cell table:formula="of:=SUM([.$E250])/60/24" office:value-type="float" office:value="0.855555555555556" calcext:value-type="float">
            <text:p>0.8555555556</text:p>
          </table:table-cell>
          <table:table-cell table:formula="of:=SUM([.D250:.D251])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0]*[.K2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, конспект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52:.D255])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1]*[.K2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6" calcext:value-type="date">
            <text:p>2013-04-16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0.5 задач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56:.D256])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2]*[.K2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6" calcext:value-type="date">
            <text:p>2013-04-16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57:.D257])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3]*[.K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6" calcext:value-type="date">
            <text:p>2013-04-1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intel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58:.D262])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4]*[.K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6" calcext:value-type="date">
            <text:p>2013-04-1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63:.D265])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5]*[.K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7" calcext:value-type="date">
            <text:p>2013-04-17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, конспекты, Википедия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ck</text:p>
          </table:table-cell>
          <table:table-cell table:number-columns-repeated="3"/>
          <table:table-cell table:formula="of:=SUM([.D266:.D277])"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6]*[.K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18" calcext:value-type="date">
            <text:p>2013-04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S4 и куб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8, 19, 20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ck</text:p>
          </table:table-cell>
          <table:table-cell table:style-name="ce5"/>
          <table:table-cell table:number-columns-repeated="33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0 (+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0" calcext:value-type="date">
            <text:p>2013-04-2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урце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0" calcext:value-type="date">
            <text:p>2013-04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data, graph (calc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0" calcext:value-type="date">
            <text:p>2013-04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1.3 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метод трапеций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1.3 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Задача №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3 задачи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метод трапеций, бинпоис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0 задач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tierlit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4 задачи (inc. K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ck</text:p>
          </table:table-cell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4-22" calcext:value-type="date">
            <text:p>2013-04-22</text:p>
          </table:table-cell>
          <table:table-cell office:value-type="string" calcext:value-type="string">
            <text:p>Основы высшей алгебры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$D277:.$D299])" office:value-type="float" office:value="1702" calcext:value-type="float">
            <text:p>1702</text:p>
          </table:table-cell>
          <table:table-cell table:style-name="ce5" table:formula="of:=ROUND([.$E277]/60)" office:value-type="float" office:value="28" calcext:value-type="float">
            <text:p>28</text:p>
          </table:table-cell>
          <table:table-cell table:formula="of:=ROUND(SUM([.$E277])/90)" office:value-type="float" office:value="19" calcext:value-type="float">
            <text:p>19</text:p>
          </table:table-cell>
          <table:table-cell table:formula="of:=SUM([.$E277])/60/24" office:value-type="float" office:value="1.18194444444444" calcext:value-type="float">
            <text:p>1.1819444444</text:p>
          </table:table-cell>
          <table:table-cell table:formula="of:=SUM([.D277:.D278])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7]*[.K2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2" calcext:value-type="date">
            <text:p>2013-04-2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279:.D280])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8]*[.K2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3" calcext:value-type="date">
            <text:p>2013-04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 + ~Сивухин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D281:.D283])" office:value-type="float" office:value="267" calcext:value-type="float">
            <text:p>267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[.J279]*[.K279]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3" calcext:value-type="date">
            <text:p>2013-04-2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284:.D291])" office:value-type="float" office:value="490" calcext:value-type="float">
            <text:p>4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280]*[.K28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SUM([.D292:.D294])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81]*[.K28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8 задач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SUM([.D295:.D296])" office:value-type="float" office:value="180" calcext:value-type="float">
            <text:p>18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J282]*[.K282]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5 задач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297:.D299])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83]*[.K2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 + 1 задача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№25.9 -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5 задач + 1 (-)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dq/dt=deltat deltac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1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2</text:p>
          </table:table-cell>
          <table:table-cell office:value-type="float" office:value="110" calcext:value-type="float">
            <text:p>110</text:p>
          </table:table-cell>
          <table:table-cell table:number-columns-repeated="35"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Журавлев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4-26" calcext:value-type="date">
            <text:p>2013-04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date" office:date-value="2013-04-26" calcext:value-type="date">
            <text:p>2013-04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80" calcext:value-type="float">
            <text:p>80</text:p>
          </table:table-cell>
          <table:table-cell table:number-columns-repeated="35"/>
        </table:table-row>
        <table:table-row table:style-name="ro1">
          <table:table-cell office:value-type="date" office:date-value="2013-04-26" calcext:value-type="date">
            <text:p>2013-04-2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Лекции Северова</text:p>
          </table:table-cell>
          <table:table-cell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office:value-type="date" office:date-value="2013-04-27" calcext:value-type="date">
            <text:p>2013-04-27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2.1.3 p воздух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4-27" calcext:value-type="date">
            <text:p>2013-04-27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2.1.3 p CO2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4-28" calcext:value-type="date">
            <text:p>2013-04-2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.2.2 p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4-28" calcext:value-type="date">
            <text:p>2013-04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½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4-28" calcext:value-type="date">
            <text:p>2013-04-28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Keanu</text:p>
          </table:table-cell>
          <table:table-cell office:value-type="float" office:value="20" calcext:value-type="float">
            <text:p>20</text:p>
          </table:table-cell>
          <table:table-cell table:formula="of:=SUM([.$D301:.$D330])" office:value-type="float" office:value="2015" calcext:value-type="float">
            <text:p>2015</text:p>
          </table:table-cell>
          <table:table-cell table:style-name="ce5" table:formula="of:=ROUND([.$E301]/60)" office:value-type="float" office:value="34" calcext:value-type="float">
            <text:p>34</text:p>
          </table:table-cell>
          <table:table-cell table:formula="of:=ROUND(SUM([.$E301])/90)" office:value-type="float" office:value="22" calcext:value-type="float">
            <text:p>22</text:p>
          </table:table-cell>
          <table:table-cell table:formula="of:=SUM([.$E301])/60/24" office:value-type="float" office:value="1.39930555555556" calcext:value-type="float">
            <text:p>1.3993055556</text:p>
          </table:table-cell>
          <table:table-cell table:formula="of:=SUM([.D301:.D305]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1]*[.K3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06:.D310])"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2]*[.K30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11:.D311])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3]*[.K3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лемишев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312:.D321])"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4]*[.K3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Keanu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322:.D326])"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5]*[.K3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Keanu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D327:.D328])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6]*[.K3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0.5 задач + Журавлев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29:.D330])"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7]*[.K3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.5 задачи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6 задач</text:p>
          </table:table-cell>
          <table:table-cell office:value-type="float" office:value="110" calcext:value-type="float">
            <text:p>110</text:p>
          </table:table-cell>
          <table:table-cell table:number-columns-repeated="35"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Теория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8 задач</text:p>
          </table:table-cell>
          <table:table-cell office:value-type="float" office:value="230" calcext:value-type="float">
            <text:p>23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evise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¼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¾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6.5 задач</text:p>
          </table:table-cell>
          <table:table-cell office:value-type="float" office:value="120" calcext:value-type="float">
            <text:p>12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5 задач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4 задачи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1 задача</text:p>
          </table:table-cell>
          <table:table-cell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 теория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Циклические и гомоморфизм</text:p>
          </table:table-cell>
          <table:table-cell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вопросы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сопряженные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несколько задач</text:p>
          </table:table-cell>
          <table:table-cell office:value-type="float" office:value="160" calcext:value-type="float">
            <text:p>160</text:p>
          </table:table-cell>
          <table:table-cell table:number-columns-repeated="35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теория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5-04" calcext:value-type="date">
            <text:p>2013-05-04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5-04" calcext:value-type="date">
            <text:p>2013-05-0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несколько задач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5-05" calcext:value-type="date">
            <text:p>2013-05-0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чистовик</text:p>
          </table:table-cell>
          <table:table-cell office:value-type="float" office:value="370" calcext:value-type="float">
            <text:p>370</text:p>
          </table:table-cell>
          <table:table-cell table:number-columns-repeated="35"/>
        </table:table-row>
        <table:table-row table:style-name="ro1">
          <table:table-cell office:value-type="date" office:date-value="2013-05-05" calcext:value-type="date">
            <text:p>2013-05-0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4"/>
          <table:table-cell table:style-name="ce5"/>
          <table:table-cell table:number-columns-repeated="33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uda</text:p>
          </table:table-cell>
          <table:table-cell office:value-type="float" office:value="50" calcext:value-type="float">
            <text:p>50</text:p>
          </table:table-cell>
          <table:table-cell table:formula="of:=SUM([.$D332:.$D358])" office:value-type="float" office:value="1844" calcext:value-type="float">
            <text:p>1844</text:p>
          </table:table-cell>
          <table:table-cell table:style-name="ce5" table:formula="of:=ROUND([.$E332]/60)" office:value-type="float" office:value="31" calcext:value-type="float">
            <text:p>31</text:p>
          </table:table-cell>
          <table:table-cell table:formula="of:=ROUND(SUM([.$E332])/90)" office:value-type="float" office:value="20" calcext:value-type="float">
            <text:p>20</text:p>
          </table:table-cell>
          <table:table-cell table:formula="of:=SUM([.$E332])/60/24" office:value-type="float" office:value="1.28055555555556" calcext:value-type="float">
            <text:p>1.2805555556</text:p>
          </table:table-cell>
          <table:table-cell table:formula="of:=SUM([.D332:.D336])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2]*[.K3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37:.D341])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3]*[.K3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Th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42:.D346])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4]*[.K3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347:.D350])"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5]*[.K3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se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D351:.D352])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6]*[.K3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353:.D353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7]*[.K3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Линейная алгебра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  <table:table-cell table:formula="of:=SUM([.D354:.D358])"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8]*[.K3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несколько задач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3 задачи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7 задач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 а, б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Фурье а, б sent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se+</text:p>
          </table:table-cell>
          <table:table-cell office:value-type="float" office:value="104" calcext:value-type="float">
            <text:p>104</text:p>
          </table:table-cell>
          <table:table-cell table:number-columns-repeated="35"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Quiz + h/t. Talk??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110" calcext:value-type="float">
            <text:p>110</text:p>
          </table:table-cell>
          <table:table-cell table:number-columns-repeated="35"/>
        </table:table-row>
        <table:table-row table:style-name="ro1">
          <table:table-cell office:value-type="date" office:date-value="2013-05-10" calcext:value-type="date">
            <text:p>2013-05-1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 (lsh)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10" calcext:value-type="date">
            <text:p>2013-05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10" calcext:value-type="float">
            <text:p>110</text:p>
          </table:table-cell>
          <table:table-cell table:number-columns-repeated="35"/>
        </table:table-row>
        <table:table-row table:style-name="ro1">
          <table:table-cell office:value-type="date" office:date-value="2013-05-11" calcext:value-type="date">
            <text:p>2013-05-11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3 задачи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6 задач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Бек. Тензоры</text:p>
          </table:table-cell>
          <table:table-cell office:value-type="float" office:value="90" calcext:value-type="float">
            <text:p>90</text:p>
          </table:table-cell>
          <table:table-cell table:number-columns-repeated="35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Тензоры. 13 задач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 (32.37)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1 задача (Т3)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Floating point</text:p>
          </table:table-cell>
          <table:table-cell office:value-type="float" office:value="60" calcext:value-type="float">
            <text:p>60</text:p>
          </table:table-cell>
          <table:table-cell table:formula="of:=SUM([.$D360:.$D378])" office:value-type="float" office:value="1270" calcext:value-type="float">
            <text:p>1270</text:p>
          </table:table-cell>
          <table:table-cell table:style-name="ce5" table:formula="of:=ROUND([.$E360]/60)" office:value-type="float" office:value="21" calcext:value-type="float">
            <text:p>21</text:p>
          </table:table-cell>
          <table:table-cell table:formula="of:=ROUND(SUM([.$E360])/90)" office:value-type="float" office:value="14" calcext:value-type="float">
            <text:p>14</text:p>
          </table:table-cell>
          <table:table-cell table:formula="of:=SUM([.$E360])/60/24" office:value-type="float" office:value="0.881944444444444" calcext:value-type="float">
            <text:p>0.8819444444</text:p>
          </table:table-cell>
          <table:table-cell table:formula="of:=SUM([.D360:.D362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0]*[.K3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revise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363:.D370])"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1]*[.K3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J362]*[.K3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71:.D371])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3]*[.K3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372:.D376])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4]*[.K3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24, 25, 26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D381:.D38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5]*[.K3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77:.D378])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6]*[.K3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suminf sinnx/n wtf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33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AB=BA, подгруппа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оп. Задачи, условия</text:p>
          </table:table-cell>
          <table:table-cell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office:value-type="date" office:date-value="2013-05-16" calcext:value-type="date">
            <text:p>2013-05-1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 задач</text:p>
          </table:table-cell>
          <table:table-cell office:value-type="float" office:value="205" calcext:value-type="float">
            <text:p>205</text:p>
          </table:table-cell>
          <table:table-cell table:number-columns-repeated="35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~6 задач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Линпрог -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19" calcext:value-type="date">
            <text:p>2013-05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 задач, N-1?, В?</text:p>
          </table:table-cell>
          <table:table-cell office:value-type="float" office:value="180" calcext:value-type="float">
            <text:p>180</text:p>
          </table:table-cell>
          <table:table-cell table:number-columns-repeated="35"/>
        </table:table-row>
        <table:table-row table:style-name="ro1">
          <table:table-cell office:value-type="date" office:date-value="2013-05-19" calcext:value-type="date">
            <text:p>2013-05-1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s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date" office:date-value="2013-05-20" calcext:value-type="date">
            <text:p>2013-05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(3)</text:p>
          </table:table-cell>
          <table:table-cell office:value-type="float" office:value="30" calcext:value-type="float">
            <text:p>30</text:p>
          </table:table-cell>
          <table:table-cell table:formula="of:=SUM([.$D380:.$D410])" office:value-type="float" office:value="1196" calcext:value-type="float">
            <text:p>1196</text:p>
          </table:table-cell>
          <table:table-cell table:style-name="ce5" table:formula="of:=ROUND([.$E380]/60)" office:value-type="float" office:value="20" calcext:value-type="float">
            <text:p>20</text:p>
          </table:table-cell>
          <table:table-cell table:formula="of:=ROUND(SUM([.$E380])/90)" office:value-type="float" office:value="13" calcext:value-type="float">
            <text:p>13</text:p>
          </table:table-cell>
          <table:table-cell table:formula="of:=SUM([.$E380])/60/24" office:value-type="float" office:value="0.830555555555556" calcext:value-type="float">
            <text:p>0.8305555556</text:p>
          </table:table-cell>
          <table:table-cell table:formula="of:=SUM([.D380:.D382])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0]*[.K3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0" calcext:value-type="date">
            <text:p>2013-05-20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№12 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83:.D385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1]*[.K3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0" calcext:value-type="date">
            <text:p>2013-05-20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86:.D390])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2]*[.K3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1" calcext:value-type="date">
            <text:p>2013-05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decuda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391:.D394])"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3]*[.K3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1" calcext:value-type="date">
            <text:p>2013-05-21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Линпрог, ранд условие?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395:.D3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4]*[.K3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1" calcext:value-type="date">
            <text:p>2013-05-21</text:p>
          </table:table-cell>
          <table:table-cell office:value-type="string" calcext:value-type="string">
            <text:p>Психология автоматизации</text:p>
          </table:table-cell>
          <table:table-cell office:value-type="string" calcext:value-type="string">
            <text:p>revise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399:.D410])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5]*[.K3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Гауссовы целые и норма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J386]*[.K3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Линпрог, ранд условие?</text:p>
          </table:table-cell>
          <table:table-cell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Рандомизация (численно)</text:p>
          </table:table-cell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Вановский (мост)</text:p>
          </table:table-cell>
          <table:table-cell office:value-type="float" office:value="80" calcext:value-type="float">
            <text:p>80</text:p>
          </table:table-cell>
          <table:table-cell table:number-columns-repeated="35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inverse matrix</text:p>
          </table:table-cell>
          <table:table-cell office:value-type="float" office:value="70" calcext:value-type="float">
            <text:p>70</text:p>
          </table:table-cell>
          <table:table-cell table:number-columns-repeated="35"/>
        </table:table-row>
        <table:table-row table:style-name="ro1"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atrix ptr wtf</text:p>
          </table:table-cell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8 задач</text:p>
          </table:table-cell>
          <table:table-cell office:value-type="float" office:value="210" calcext:value-type="float">
            <text:p>210</text:p>
          </table:table-cell>
          <table:table-cell table:number-columns-repeated="35"/>
        </table:table-row>
        <table:table-row table:style-name="ro1"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Линпрог, макспоток</text:p>
          </table:table-cell>
          <table:table-cell office:value-type="float" office:value="240" calcext:value-type="float">
            <text:p>240</text:p>
          </table:table-cell>
          <table:table-cell table:number-columns-repeated="35"/>
        </table:table-row>
        <table:table-row table:style-name="ro2" table:number-rows-repeated="10">
          <table:table-cell table:number-columns-repeated="39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</text:p>
          </table:table-cell>
          <table:table-cell office:value-type="float" office:value="31" calcext:value-type="float">
            <text:p>31</text:p>
          </table:table-cell>
          <table:table-cell table:number-columns-repeated="35"/>
        </table:table-row>
        <table:table-row table:style-name="ro2">
          <table:table-cell table:number-columns-repeated="39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</text:p>
          </table:table-cell>
          <table:table-cell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</text:p>
          </table:table-cell>
          <table:table-cell office:value-type="float" office:value="9" calcext:value-type="float">
            <text:p>9</text:p>
          </table:table-cell>
          <table:table-cell table:number-columns-repeated="35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</text:p>
          </table:table-cell>
          <table:table-cell office:value-type="float" office:value="33" calcext:value-type="float">
            <text:p>33</text:p>
          </table:table-cell>
          <table:table-cell table:number-columns-repeated="35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</text:p>
          </table:table-cell>
          <table:table-cell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Основы высшей алгебры</text:p>
          </table:table-cell>
          <table:table-cell office:value-type="string" calcext:value-type="string">
            <text:p>Д №3, ?, 1.100-</text:p>
          </table:table-cell>
          <table:table-cell office:value-type="float" office:value="104" calcext:value-type="float">
            <text:p>104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8"/>
        </table:table-row>
        <table:table-row table:style-name="ro2">
          <table:table-cell table:number-columns-repeated="4"/>
          <table:table-cell table:formula="of:=SUM([.$D412:.$D433])" office:value-type="float" office:value="0" calcext:value-type="float">
            <text:p>0</text:p>
          </table:table-cell>
          <table:table-cell table:style-name="ce5" table:formula="of:=ROUND([.$E412]/60)" office:value-type="float" office:value="0" calcext:value-type="float">
            <text:p>0</text:p>
          </table:table-cell>
          <table:table-cell table:formula="of:=ROUND(SUM([.$E412])/90)" office:value-type="float" office:value="0" calcext:value-type="float">
            <text:p>0</text:p>
          </table:table-cell>
          <table:table-cell table:formula="of:=SUM([.$E412])/60/24" office:value-type="float" office:value="0" calcext:value-type="float">
            <text:p>0</text:p>
          </table:table-cell>
          <table:table-cell table:formula="of:=SUM([.D412:.D4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2]*[.K4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16:.D4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3]*[.K4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18:.D4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4]*[.K4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21:.D4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5]*[.K4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23:.D4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6]*[.K4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26:.D4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7]*[.K4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30:.D4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8]*[.K4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 table:number-rows-repeated="15">
          <table:table-cell table:number-columns-repeated="39"/>
        </table:table-row>
        <table:table-row table:style-name="ro2">
          <table:table-cell table:style-name="Default"/>
          <table:table-cell table:number-columns-repeated="38"/>
        </table:table-row>
        <table:table-row table:style-name="ro2">
          <table:table-cell table:number-columns-repeated="4"/>
          <table:table-cell table:formula="of:=SUM([.$D435:.$D457])" office:value-type="float" office:value="0" calcext:value-type="float">
            <text:p>0</text:p>
          </table:table-cell>
          <table:table-cell table:style-name="ce5" table:formula="of:=ROUND([.$E435]/60)" office:value-type="float" office:value="0" calcext:value-type="float">
            <text:p>0</text:p>
          </table:table-cell>
          <table:table-cell table:formula="of:=ROUND(SUM([.$E435])/90)" office:value-type="float" office:value="0" calcext:value-type="float">
            <text:p>0</text:p>
          </table:table-cell>
          <table:table-cell table:formula="of:=SUM([.$E435])/60/24" office:value-type="float" office:value="0" calcext:value-type="float">
            <text:p>0</text:p>
          </table:table-cell>
          <table:table-cell table:formula="of:=SUM([.D435:.D43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5]*[.K4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40:.D44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6]*[.K4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formula="of:=[.J437]*[.K4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46:.D4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8]*[.K43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50:.D45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9]*[.K4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56:.D4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0]*[.K4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57:.D45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1]*[.K44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 table:number-rows-repeated="16">
          <table:table-cell table:number-columns-repeated="39"/>
        </table:table-row>
        <table:table-row table:style-name="ro2">
          <table:table-cell table:style-name="Default"/>
          <table:table-cell table:number-columns-repeated="38"/>
        </table:table-row>
        <table:table-row table:style-name="ro2">
          <table:table-cell table:number-columns-repeated="4"/>
          <table:table-cell table:formula="of:=SUM([.$D459:.$D482])" office:value-type="float" office:value="0" calcext:value-type="float">
            <text:p>0</text:p>
          </table:table-cell>
          <table:table-cell table:style-name="ce5" table:formula="of:=ROUND([.$E459]/60)" office:value-type="float" office:value="0" calcext:value-type="float">
            <text:p>0</text:p>
          </table:table-cell>
          <table:table-cell table:formula="of:=ROUND(SUM([.$E459])/90)" office:value-type="float" office:value="0" calcext:value-type="float">
            <text:p>0</text:p>
          </table:table-cell>
          <table:table-cell table:formula="of:=SUM([.$E459])/60/24" office:value-type="float" office:value="0" calcext:value-type="float">
            <text:p>0</text:p>
          </table:table-cell>
          <table:table-cell table:formula="of:=SUM([.D459:.D46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9]*[.K4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63:.D46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0]*[.K4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69:.D47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1]*[.K4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77:.D4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2]*[.K4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78:.D47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3]*[.K4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80:.D4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4]*[.K4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81:.D4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5]*[.K4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 table:number-rows-repeated="17">
          <table:table-cell table:number-columns-repeated="39"/>
        </table:table-row>
        <table:table-row table:style-name="ro2">
          <table:table-cell table:style-name="Default"/>
          <table:table-cell table:number-columns-repeated="38"/>
        </table:table-row>
        <table:table-row table:style-name="ro2">
          <table:table-cell table:number-columns-repeated="4"/>
          <table:table-cell table:formula="of:=SUM([.$D484:.$D520])" office:value-type="float" office:value="0" calcext:value-type="float">
            <text:p>0</text:p>
          </table:table-cell>
          <table:table-cell table:style-name="ce5" table:formula="of:=ROUND([.$E484]/60)" office:value-type="float" office:value="0" calcext:value-type="float">
            <text:p>0</text:p>
          </table:table-cell>
          <table:table-cell table:formula="of:=ROUND(SUM([.$E484])/90)" office:value-type="float" office:value="0" calcext:value-type="float">
            <text:p>0</text:p>
          </table:table-cell>
          <table:table-cell table:formula="of:=SUM([.$E484])/60/24" office:value-type="float" office:value="0" calcext:value-type="float">
            <text:p>0</text:p>
          </table:table-cell>
          <table:table-cell table:formula="of:=SUM([.D484:.D48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4]*[.K48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opter</text:p>
          </table:table-cell>
          <table:table-cell table:number-columns-repeated="25"/>
        </table:table-row>
        <table:table-row table:style-name="ro2">
          <table:table-cell table:number-columns-repeated="8"/>
          <table:table-cell table:formula="of:=SUM([.D485:.D48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*[.K4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489:.D5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6]*[.K48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502:.D51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7]*[.K4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513:.D5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8]*[.K4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formula="of:=SUM([.D515:.D5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9]*[.K4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formula="of:=[.J490]*[.K4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 table:number-rows-repeated="24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AH1:Sheet1.AM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20:18:08.69214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5-07T20:19:17.376875224</dc:date>
    <meta:editing-duration>P12DT18H38M30S</meta:editing-duration>
    <meta:editing-cycles>981</meta:editing-cycles>
    <meta:document-statistic meta:table-count="1" meta:cell-count="225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mean-valu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146cm" svg:y="0.328cm" chart:style-name="ch2">
          <text:p>Minutes (day)</text:p>
        </chart:title>
        <chart:plot-area chart:style-name="ch3" table:cell-range-address="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svg:x="1.988cm" svg:y="0.763cm" svg:width="24.47cm" svg:height="8.557cm">
          <chartooo:coordinate-region svg:x="2.795cm" svg:y="0.962cm" svg:width="22.855cm" svg:height="7.434cm"/>
          <chart:axis chart:dimension="x" chart:name="primary-x" chart:style-name="ch4">
            <chart:title svg:x="13.888cm" svg:y="9.088cm" chart:style-name="ch5">
              <text:p>Day</text:p>
            </chart:title>
          </chart:axis>
          <chart:axis chart:dimension="y" chart:name="primary-y" chart:style-name="ch6">
            <chart:title svg:x="0.886cm" svg:y="5.667cm" chart:style-name="ch7">
              <text:p>Minute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chart:class="chart:bar">
            <chart:mean-value chart:style-name="ch11"/>
            <chart:regression-curve chart:style-name="ch12"/>
            <chart:data-point chart:repeated="1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I Column I Column I Column I Column I Column I Column I Column I Column I Column I Column I Column I Column I Column I Column I Column I Column I 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078cm" svg:height="9.008cm" xlink:href=".." xlink:type="simple" chart:class="chart:bar" chart:style-name="ch1">
        <chart:title svg:x="11.326cm" svg:y="0.316cm" chart:style-name="ch2">
          <text:p>Minutes (day of week)</text:p>
        </chart:title>
        <chart:plot-area chart:style-name="ch3" table:cell-range-address="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chart:data-source-has-labels="row" svg:x="1.244cm" svg:y="0.555cm" svg:width="24.747cm" svg:height="7.651cm">
          <chartooo:coordinate-region svg:x="2.051cm" svg:y="0.754cm" svg:width="23.94cm" svg:height="6.805cm"/>
          <chart:axis chart:dimension="x" chart:name="primary-x" chart:style-name="ch4">
            <chart:title svg:x="12.687cm" svg:y="8.386cm" chart:style-name="ch5">
              <text:p>Day of week</text:p>
            </chart:title>
          </chart:axis>
          <chart:axis chart:dimension="y" chart:name="primary-y" chart:style-name="ch6">
            <chart:title svg:x="0.143cm" svg:y="5.006cm" chart:style-name="ch7">
              <text:p>Minutes</text:p>
            </chart:title>
            <chart:grid chart:style-name="ch8" chart:class="major"/>
          </chart:axis>
          <chart:series chart:style-name="ch9" chart:values-cell-range-address="Sheet1.I2:Sheet1.I8" chart:class="chart:bar">
            <chart:data-point chart:repeated="7"/>
          </chart:series>
          <chart:series chart:style-name="ch10" chart:values-cell-range-address="Sheet1.I15:Sheet1.I21" chart:class="chart:bar">
            <chart:data-point chart:repeated="7"/>
          </chart:series>
          <chart:series chart:style-name="ch11" chart:values-cell-range-address="Sheet1.I32:Sheet1.I38" chart:class="chart:bar">
            <chart:data-point chart:repeated="7"/>
          </chart:series>
          <chart:series chart:style-name="ch12" chart:values-cell-range-address="Sheet1.I64:Sheet1.I70" chart:class="chart:bar">
            <chart:data-point chart:repeated="7"/>
          </chart:series>
          <chart:series chart:style-name="ch13" chart:values-cell-range-address="Sheet1.I94:Sheet1.I100" chart:class="chart:bar">
            <chart:data-point chart:repeated="7"/>
          </chart:series>
          <chart:series chart:style-name="ch14" chart:values-cell-range-address="Sheet1.I111:Sheet1.I117" chart:label-cell-address="Sheet1.I111:Sheet1.I117" chart:class="chart:bar">
            <chart:data-point chart:repeated="7"/>
          </chart:series>
          <chart:series chart:style-name="ch15" chart:values-cell-range-address="Sheet1.I137:Sheet1.I143" chart:class="chart:bar">
            <chart:data-point chart:repeated="7"/>
          </chart:series>
          <chart:series chart:style-name="ch16" chart:values-cell-range-address="Sheet1.I157:Sheet1.I163" chart:class="chart:bar">
            <chart:data-point chart:repeated="7"/>
          </chart:series>
          <chart:series chart:style-name="ch17" chart:values-cell-range-address="Sheet1.I187:Sheet1.I193" chart:class="chart:bar">
            <chart:data-point chart:repeated="7"/>
          </chart:series>
          <chart:series chart:style-name="ch18" chart:values-cell-range-address="Sheet1.I211:Sheet1.I217" chart:class="chart:bar">
            <chart:data-point chart:repeated="7"/>
          </chart:series>
          <chart:series chart:style-name="ch19" chart:values-cell-range-address="Sheet1.I250:Sheet1.I256" chart:class="chart:bar">
            <chart:data-point chart:repeated="7"/>
          </chart:series>
          <chart:series chart:style-name="ch20" chart:values-cell-range-address="Sheet1.I277:Sheet1.I283" chart:class="chart:bar">
            <chart:data-point chart:repeated="7"/>
          </chart:series>
          <chart:series chart:style-name="ch9" chart:values-cell-range-address="Sheet1.I301:Sheet1.I307" chart:class="chart:bar">
            <chart:data-point chart:repeated="7"/>
          </chart:series>
          <chart:series chart:style-name="ch10" chart:values-cell-range-address="Sheet1.I332:Sheet1.I338" chart:class="chart:bar">
            <chart:data-point chart:repeated="7"/>
          </chart:series>
          <chart:series chart:style-name="ch11" chart:values-cell-range-address="Sheet1.I360:Sheet1.I366" chart:class="chart:bar">
            <chart:data-point chart:repeated="7"/>
          </chart:series>
          <chart:series chart:style-name="ch12" chart:values-cell-range-address="Sheet1.I380:Sheet1.I386" chart:class="chart:bar">
            <chart:data-point chart:repeated="7"/>
          </chart:series>
          <chart:series chart:style-name="ch13" chart:values-cell-range-address="Sheet1.I412:Sheet1.I418" chart:class="chart:bar">
            <chart:data-point chart:repeated="7"/>
          </chart:series>
          <chart:series chart:style-name="ch14" chart:values-cell-range-address="Sheet1.I435:Sheet1.I441" chart:class="chart:bar">
            <chart:data-point chart:repeated="7"/>
          </chart:series>
          <chart:series chart:style-name="ch15" chart:values-cell-range-address="Sheet1.I459:Sheet1.I465" chart:class="chart:bar">
            <chart:data-point chart:repeated="7"/>
          </chart:series>
          <chart:series chart:style-name="ch16" chart:values-cell-range-address="Sheet1.I484:Sheet1.I490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100 230 220 450 120 30 553</text:p>
                <text:list>
                  <text:list-item>
                    <text:p>100</text:p>
                  </text:list-item>
                  <text:list-item>
                    <text:p>230</text:p>
                  </text:list-item>
                  <text:list-item>
                    <text:p>220</text:p>
                  </text:list-item>
                  <text:list-item>
                    <text:p>450</text:p>
                  </text:list-item>
                  <text:list-item>
                    <text:p>120</text:p>
                  </text:list-item>
                  <text:list-item>
                    <text:p>30</text:p>
                  </text:list-item>
                  <text:list-item>
                    <text:p>553</text:p>
                  </text:list-item>
                </text:list>
                <draw:g>
                  <svg:desc>Sheet1.I111:Sheet1.I11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</svg:desc>
                </draw:g>
              </table:table-cell>
              <table:table-cell office:value-type="float" office:value="200">
                <text:p>200</text:p>
                <draw:g>
                  <svg:desc>Sheet1.I15:Sheet1.I21</svg:desc>
                </draw:g>
              </table:table-cell>
              <table:table-cell office:value-type="float" office:value="160">
                <text:p>160</text:p>
                <draw:g>
                  <svg:desc>Sheet1.I32:Sheet1.I38</svg:desc>
                </draw:g>
              </table:table-cell>
              <table:table-cell office:value-type="float" office:value="190">
                <text:p>190</text:p>
                <draw:g>
                  <svg:desc>Sheet1.I64:Sheet1.I70</svg:desc>
                </draw:g>
              </table:table-cell>
              <table:table-cell office:value-type="float" office:value="60">
                <text:p>60</text:p>
                <draw:g>
                  <svg:desc>Sheet1.I94:Sheet1.I100</svg:desc>
                </draw:g>
              </table:table-cell>
              <table:table-cell office:value-type="float" office:value="100">
                <text:p>100</text:p>
                <draw:g>
                  <svg:desc>Sheet1.I111:Sheet1.I117</svg:desc>
                </draw:g>
              </table:table-cell>
              <table:table-cell office:value-type="float" office:value="260">
                <text:p>260</text:p>
                <draw:g>
                  <svg:desc>Sheet1.I137:Sheet1.I143</svg:desc>
                </draw:g>
              </table:table-cell>
              <table:table-cell office:value-type="float" office:value="180">
                <text:p>180</text:p>
                <draw:g>
                  <svg:desc>Sheet1.I157:Sheet1.I163</svg:desc>
                </draw:g>
              </table:table-cell>
              <table:table-cell office:value-type="float" office:value="165">
                <text:p>165</text:p>
                <draw:g>
                  <svg:desc>Sheet1.I187:Sheet1.I193</svg:desc>
                </draw:g>
              </table:table-cell>
              <table:table-cell office:value-type="float" office:value="227">
                <text:p>227</text:p>
                <draw:g>
                  <svg:desc>Sheet1.I211:Sheet1.I217</svg:desc>
                </draw:g>
              </table:table-cell>
              <table:table-cell office:value-type="float" office:value="72">
                <text:p>72</text:p>
                <draw:g>
                  <svg:desc>Sheet1.I250:Sheet1.I256</svg:desc>
                </draw:g>
              </table:table-cell>
              <table:table-cell office:value-type="float" office:value="80">
                <text:p>80</text:p>
                <draw:g>
                  <svg:desc>Sheet1.I277:Sheet1.I283</svg:desc>
                </draw:g>
              </table:table-cell>
              <table:table-cell office:value-type="float" office:value="200">
                <text:p>200</text:p>
                <draw:g>
                  <svg:desc>Sheet1.I301:Sheet1.I307</svg:desc>
                </draw:g>
              </table:table-cell>
              <table:table-cell office:value-type="float" office:value="240">
                <text:p>240</text:p>
                <draw:g>
                  <svg:desc>Sheet1.I332:Sheet1.I338</svg:desc>
                </draw:g>
              </table:table-cell>
              <table:table-cell office:value-type="float" office:value="180">
                <text:p>180</text:p>
                <draw:g>
                  <svg:desc>Sheet1.I360:Sheet1.I366</svg:desc>
                </draw:g>
              </table:table-cell>
              <table:table-cell office:value-type="float" office:value="90">
                <text:p>90</text:p>
                <draw:g>
                  <svg:desc>Sheet1.I380:Sheet1.I386</svg:desc>
                </draw:g>
              </table:table-cell>
              <table:table-cell office:value-type="float" office:value="0">
                <text:p>0</text:p>
                <draw:g>
                  <svg:desc>Sheet1.I412:Sheet1.I418</svg:desc>
                </draw:g>
              </table:table-cell>
              <table:table-cell office:value-type="float" office:value="0">
                <text:p>0</text:p>
                <draw:g>
                  <svg:desc>Sheet1.I435:Sheet1.I441</svg:desc>
                </draw:g>
              </table:table-cell>
              <table:table-cell office:value-type="float" office:value="0">
                <text:p>0</text:p>
                <draw:g>
                  <svg:desc>Sheet1.I459:Sheet1.I465</svg:desc>
                </draw:g>
              </table:table-cell>
              <table:table-cell office:value-type="float" office:value="0">
                <text:p>0</text:p>
                <draw:g>
                  <svg:desc>Sheet1.I484:Sheet1.I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70">
                <text:p>170</text:p>
              </table:table-cell>
              <table:table-cell office:value-type="float" office:value="270">
                <text:p>270</text:p>
              </table:table-cell>
              <table:table-cell office:value-type="float" office:value="174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460">
                <text:p>460</text:p>
              </table:table-cell>
              <table:table-cell office:value-type="float" office:value="277">
                <text:p>277</text:p>
              </table:table-cell>
              <table:table-cell office:value-type="float" office:value="158">
                <text:p>158</text:p>
              </table:table-cell>
              <table:table-cell office:value-type="float" office:value="220">
                <text:p>220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365">
                <text:p>36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286">
                <text:p>286</text:p>
              </table:table-cell>
              <table:table-cell office:value-type="float" office:value="230">
                <text:p>23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  <table:table-cell office:value-type="float" office:value="407">
                <text:p>407</text:p>
              </table:table-cell>
              <table:table-cell office:value-type="float" office:value="200">
                <text:p>200</text:p>
              </table:table-cell>
              <table:table-cell office:value-type="float" office:value="470">
                <text:p>470</text:p>
              </table:table-cell>
              <table:table-cell office:value-type="float" office:value="208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267">
                <text:p>267</text:p>
              </table:table-cell>
              <table:table-cell office:value-type="float" office:value="230">
                <text:p>2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180">
                <text:p>180</text:p>
              </table:table-cell>
              <table:table-cell office:value-type="float" office:value="450">
                <text:p>450</text:p>
              </table:table-cell>
              <table:table-cell office:value-type="float" office:value="300">
                <text:p>300</text:p>
              </table:table-cell>
              <table:table-cell office:value-type="float" office:value="375">
                <text:p>375</text:p>
              </table:table-cell>
              <table:table-cell office:value-type="float" office:value="218">
                <text:p>218</text:p>
              </table:table-cell>
              <table:table-cell office:value-type="float" office:value="375">
                <text:p>375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40">
                <text:p>440</text:p>
              </table:table-cell>
              <table:table-cell office:value-type="float" office:value="374">
                <text:p>374</text:p>
              </table:table-cell>
              <table:table-cell office:value-type="float" office:value="205">
                <text:p>205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160">
                <text:p>160</text:p>
              </table:table-cell>
              <table:table-cell office:value-type="float" office:value="237">
                <text:p>237</text:p>
              </table:table-cell>
              <table:table-cell office:value-type="float" office:value="275">
                <text:p>275</text:p>
              </table:table-cell>
              <table:table-cell office:value-type="float" office:value="145">
                <text:p>145</text:p>
              </table:table-cell>
              <table:table-cell office:value-type="float" office:value="330">
                <text:p>330</text:p>
              </table:table-cell>
              <table:table-cell office:value-type="float" office:value="170">
                <text:p>17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170">
                <text:p>170</text:p>
              </table:table-cell>
              <table:table-cell office:value-type="float" office:value="374">
                <text:p>37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">
                <text:p>246</text:p>
              </table:table-cell>
              <table:table-cell office:value-type="float" office:value="60">
                <text:p>60</text:p>
              </table:table-cell>
              <table:table-cell office:value-type="float" office:value="430">
                <text:p>430</text:p>
              </table:table-cell>
              <table:table-cell office:value-type="float" office:value="405">
                <text:p>405</text:p>
              </table:table-cell>
              <table:table-cell office:value-type="float" office:value="245">
                <text:p>245</text:p>
              </table:table-cell>
              <table:table-cell office:value-type="float" office:value="553">
                <text:p>553</text:p>
              </table:table-cell>
              <table:table-cell office:value-type="float" office:value="240">
                <text:p>240</text:p>
              </table:table-cell>
              <table:table-cell office:value-type="float" office:value="130">
                <text:p>130</text:p>
              </table:table-cell>
              <table:table-cell office:value-type="float" office:value="689">
                <text:p>689</text:p>
              </table:table-cell>
              <table:table-cell office:value-type="float" office:value="573">
                <text:p>573</text:p>
              </table:table-cell>
              <table:table-cell office:value-type="float" office:value="517">
                <text:p>517</text:p>
              </table:table-cell>
              <table:table-cell office:value-type="float" office:value="320">
                <text:p>320</text:p>
              </table:table-cell>
              <table:table-cell office:value-type="float" office:value="395">
                <text:p>395</text:p>
              </table:table-cell>
              <table:table-cell office:value-type="float" office:value="430">
                <text:p>43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61cm" svg:height="9cm" xlink:href=".." xlink:type="simple" chart:class="chart:line" chart:style-name="ch1">
        <chart:title svg:x="11.992cm" svg:y="0.316cm" chart:style-name="ch2">
          <text:p>Minutes (week)</text:p>
        </chart:title>
        <chart:plot-area chart:style-name="ch3" table:cell-range-address="Sheet1.E2:Sheet1.E2 Sheet1.E15:Sheet1.E15 Sheet1.E32:Sheet1.E32 Sheet1.E64:Sheet1.E64 Sheet1.E94:Sheet1.E94 Sheet1.E111:Sheet1.E111 Sheet1.E137:Sheet1.E137 Sheet1.E157:Sheet1.E157 Sheet1.E187:Sheet1.E187 Sheet1.E211:Sheet1.E211 Sheet1.E250:Sheet1.E250 Sheet1.E277:Sheet1.E277 Sheet1.E301:Sheet1.E301 Sheet1.E332:Sheet1.E332 Sheet1.E360:Sheet1.E360 Sheet1.E380:Sheet1.E380 Sheet1.E412:Sheet1.E412 Sheet1.E435:Sheet1.E435 Sheet1.E459:Sheet1.E459 Sheet1.E484:Sheet1.E484" chart:data-source-has-labels="row" svg:x="1.096cm" svg:y="0.85cm" svg:width="24.759cm" svg:height="6.716cm">
          <chartooo:coordinate-region svg:x="2.088cm" svg:y="1.049cm" svg:width="23.767cm" svg:height="6.3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5:Sheet1.E15 Sheet1.E32:Sheet1.E32 Sheet1.E64:Sheet1.E64 Sheet1.E94:Sheet1.E94 Sheet1.E111:Sheet1.E111 Sheet1.E137:Sheet1.E137 Sheet1.E157:Sheet1.E157 Sheet1.E187:Sheet1.E187 Sheet1.E211:Sheet1.E211 Sheet1.E250:Sheet1.E250 Sheet1.E277:Sheet1.E277 Sheet1.E301:Sheet1.E301 Sheet1.E332:Sheet1.E332 Sheet1.E360:Sheet1.E360 Sheet1.E380:Sheet1.E380 Sheet1.E412:Sheet1.E412 Sheet1.E435:Sheet1.E435 Sheet1.E459:Sheet1.E459 Sheet1.E484:Sheet1.E484" chart:label-cell-address="Sheet1.E2:Sheet1.E2" chart:class="chart:line">
            <chart:mean-value chart:style-name="ch7"/>
            <chart:regression-curve chart:style-name="ch8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76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74">
                <text:p>1274</text:p>
                <draw:g>
                  <svg:desc>Sheet1.E15:Sheet1.E15 Sheet1.E32:Sheet1.E32 Sheet1.E64:Sheet1.E64 Sheet1.E94:Sheet1.E94 Sheet1.E111:Sheet1.E111 Sheet1.E137:Sheet1.E137 Sheet1.E157:Sheet1.E157 Sheet1.E187:Sheet1.E187 Sheet1.E211:Sheet1.E211 Sheet1.E250:Sheet1.E250 Sheet1.E277:Sheet1.E277 Sheet1.E301:Sheet1.E301 Sheet1.E332:Sheet1.E332 Sheet1.E360:Sheet1.E360 Sheet1.E380:Sheet1.E380 Sheet1.E412:Sheet1.E412 Sheet1.E435:Sheet1.E435 Sheet1.E459:Sheet1.E459 Sheet1.E484:Sheet1.E484</svg:desc>
                </draw:g>
              </table:table-cell>
            </table:table-row>
            <table:table-row>
              <table:table-cell office:value-type="string"/>
              <table:table-cell office:value-type="float" office:value="1926">
                <text:p>1926</text:p>
              </table:table-cell>
            </table:table-row>
            <table:table-row>
              <table:table-cell office:value-type="string"/>
              <table:table-cell office:value-type="float" office:value="1987">
                <text:p>1987</text:p>
              </table:table-cell>
            </table:table-row>
            <table:table-row>
              <table:table-cell office:value-type="string"/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1703">
                <text:p>1703</text:p>
              </table:table-cell>
            </table:table-row>
            <table:table-row>
              <table:table-cell office:value-type="string"/>
              <table:table-cell office:value-type="float" office:value="1637">
                <text:p>1637</text:p>
              </table:table-cell>
            </table:table-row>
            <table:table-row>
              <table:table-cell office:value-type="string"/>
              <table:table-cell office:value-type="float" office:value="1676">
                <text:p>1676</text:p>
              </table:table-cell>
            </table:table-row>
            <table:table-row>
              <table:table-cell office:value-type="string"/>
              <table:table-cell office:value-type="float" office:value="2172">
                <text:p>2172</text:p>
              </table:table-cell>
            </table:table-row>
            <table:table-row>
              <table:table-cell office:value-type="string"/>
              <table:table-cell office:value-type="float" office:value="1917">
                <text:p>1917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1702">
                <text:p>1702</text:p>
              </table:table-cell>
            </table:table-row>
            <table:table-row>
              <table:table-cell office:value-type="string"/>
              <table:table-cell office:value-type="float" office:value="2015">
                <text:p>2015</text:p>
              </table:table-cell>
            </table:table-row>
            <table:table-row>
              <table:table-cell office:value-type="string"/>
              <table:table-cell office:value-type="float" office:value="1844">
                <text:p>1844</text:p>
              </table:table-cell>
            </table:table-row>
            <table:table-row>
              <table:table-cell office:value-type="string"/>
              <table:table-cell office:value-type="float" office:value="1270">
                <text:p>1270</text:p>
              </table:table-cell>
            </table:table-row>
            <table:table-row>
              <table:table-cell office:value-type="string"/>
              <table:table-cell office:value-type="float" office:value="1196">
                <text:p>11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resolution="2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mean-valu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line" chart:style-name="ch1">
        <chart:title svg:x="12.146cm" svg:y="0.328cm" chart:style-name="ch2">
          <text:p>Minutes (day)</text:p>
        </chart:title>
        <chart:plot-area chart:style-name="ch3" table:cell-range-address="Sheet1.I2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chart:data-source-has-labels="row" svg:x="1.988cm" svg:y="0.693cm" svg:width="24.404cm" svg:height="8.557cm">
          <chartooo:coordinate-region svg:x="2.795cm" svg:y="0.892cm" svg:width="22.789cm" svg:height="7.434cm"/>
          <chart:axis chart:dimension="x" chart:name="primary-x" chart:style-name="ch4">
            <chart:title svg:x="13.855cm" svg:y="9.088cm" chart:style-name="ch5">
              <text:p>Day</text:p>
            </chart:title>
          </chart:axis>
          <chart:axis chart:dimension="y" chart:name="primary-y" chart:style-name="ch4">
            <chart:title svg:x="0.886cm" svg:y="5.597cm" chart:style-name="ch6">
              <text:p>Minut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I3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" chart:label-cell-address="Sheet1.I2:Sheet1.I2" chart:class="chart:line">
            <chart:mean-value chart:style-name="ch10"/>
            <chart:regression-curve chart:style-name="ch11"/>
            <chart:data-point chart:repeated="1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8 Sheet1.I15:Sheet1.I21 Sheet1.I32:Sheet1.I38 Sheet1.I64:Sheet1.I70 Sheet1.I94:Sheet1.I100 Sheet1.I111:Sheet1.I117 Sheet1.I137:Sheet1.I143 Sheet1.I157:Sheet1.I163 Sheet1.I187:Sheet1.I193 Sheet1.I211:Sheet1.I217 Sheet1.I250:Sheet1.I256 Sheet1.I277:Sheet1.I283 Sheet1.I301:Sheet1.I307 Sheet1.I332:Sheet1.I338 Sheet1.I360:Sheet1.I366 Sheet1.I380:Sheet1.I386 Sheet1.I412:Sheet1.I418 Sheet1.I435:Sheet1.I441 Sheet1.I459:Sheet1.I465 Sheet1.I484:Sheet1.I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249cm" svg:height="13.219cm" xlink:href=".." xlink:type="simple" chart:class="chart:circle" chart:style-name="ch1">
        <chart:title svg:x="9.4cm" svg:y="0.4cm" chart:style-name="ch2">
          <text:p>Minutes (subject)</text:p>
        </chart:title>
        <chart:legend chart:legend-position="end" svg:x="17.525cm" svg:y="4.567cm" style:legend-expansion="high" chart:style-name="ch3"/>
        <chart:plot-area chart:style-name="ch4" table:cell-range-address="Sheet1.AI1:Sheet1.AJ9" chart:data-source-has-labels="both" svg:x="0.444cm" svg:y="1.443cm" svg:width="16.637cm" svg:height="11.5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44cm" svg:y="2.208cm" svg:width="16.637cm" svg:height="9.9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AI2:Sheet1.AI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AJ2:Sheet1.AJ9" chart:label-cell-address="Sheet1.AJ1:Sheet1.A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0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Информатика</text:p>
                <draw:g>
                  <svg:desc>Sheet1.AI2:Sheet1.AI9</svg:desc>
                </draw:g>
              </table:table-cell>
              <table:table-cell office:value-type="float" office:value="1470">
                <text:p>1470</text:p>
                <draw:g>
                  <svg:desc>Sheet1.AJ2:Sheet1.AJ9</svg:desc>
                </draw:g>
              </table:table-cell>
            </table:table-row>
            <table:table-row>
              <table:table-cell office:value-type="string">
                <text:p>Алгоритмы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Основы высшей алгебры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Линейная алгебра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6371">
                <text:p>6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5.194cm" xlink:href=".." xlink:type="simple" chart:class="chart:bar" chart:row-mapping="1 0" chart:style-name="ch1">
        <chart:legend chart:legend-position="end" svg:x="13.876cm" svg:y="2.049cm" style:legend-expansion="high" chart:style-name="ch2"/>
        <chart:plot-area chart:style-name="ch3" table:cell-range-address="Sheet1.AK13:Sheet1.AK14" svg:x="1.985cm" svg:y="0.606cm" svg:width="11.441cm" svg:height="4.519cm">
          <chartooo:coordinate-region svg:x="2.567cm" svg:y="0.606cm" svg:width="10.183cm" svg:height="3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K14:Sheet1.AK14" chart:class="chart:bar">
            <chart:data-point/>
          </chart:series>
          <chart:series chart:style-name="ch8" chart:values-cell-range-address="Sheet1.AK13:Sheet1.AK1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K14:Sheet1.AK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10497669951265">
                <text:p>0.910497669951265</text:p>
                <draw:g>
                  <svg:desc>Sheet1.AK13:Sheet1.AK13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18cm" svg:y="0.33cm" chart:style-name="ch2">
          <text:p>Coffee (day)</text:p>
        </chart:title>
        <chart:plot-area chart:style-name="ch3" table:cell-range-address="Sheet1.L2:Sheet1.L8 Sheet1.L15:Sheet1.L21 Sheet1.L32:Sheet1.L38 Sheet1.L64:Sheet1.L70 Sheet1.L94:Sheet1.L100 Sheet1.L111:Sheet1.L117 Sheet1.L137:Sheet1.L143 Sheet1.L187:Sheet1.L193 Sheet1.L211:Sheet1.L217 Sheet1.L250:Sheet1.L256 Sheet1.L277:Sheet1.L283 Sheet1.L301:Sheet1.L307 Sheet1.L332:Sheet1.L338 Sheet1.L360:Sheet1.L366 Sheet1.L380:Sheet1.L386 Sheet1.L412:Sheet1.L418 Sheet1.L435:Sheet1.L441 Sheet1.L459:Sheet1.L465 Sheet1.L484:Sheet1.L490" svg:x="2.174cm" svg:y="0.763cm" svg:width="24.097cm" svg:height="8.557cm">
          <chartooo:coordinate-region svg:x="2.795cm" svg:y="0.962cm" svg:width="22.855cm" svg:height="7.434cm"/>
          <chart:axis chart:dimension="x" chart:name="primary-x" chart:style-name="ch4">
            <chart:title svg:x="13.887cm" svg:y="9.088cm" chart:style-name="ch5">
              <text:p>Day</text:p>
            </chart:title>
          </chart:axis>
          <chart:axis chart:dimension="y" chart:name="primary-y" chart:style-name="ch6">
            <chart:title svg:x="1.072cm" svg:y="5.561cm" chart:style-name="ch7">
              <text:p>Coffee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L2:Sheet1.L8 Sheet1.L15:Sheet1.L21 Sheet1.L32:Sheet1.L38 Sheet1.L64:Sheet1.L70 Sheet1.L94:Sheet1.L100 Sheet1.L111:Sheet1.L117 Sheet1.L137:Sheet1.L143 Sheet1.L187:Sheet1.L193 Sheet1.L211:Sheet1.L217 Sheet1.L250:Sheet1.L256 Sheet1.L277:Sheet1.L283 Sheet1.L301:Sheet1.L307 Sheet1.L332:Sheet1.L338 Sheet1.L360:Sheet1.L366 Sheet1.L380:Sheet1.L386 Sheet1.L412:Sheet1.L418 Sheet1.L435:Sheet1.L441 Sheet1.L459:Sheet1.L465 Sheet1.L484:Sheet1.L490" chart:class="chart:bar"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 Column L Column L Column L Column L Column L Column L Column L Column L Column L Column L Column L Column L Column L Column L Column L Column L Column L 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L2:Sheet1.L8 Sheet1.L15:Sheet1.L21 Sheet1.L32:Sheet1.L38 Sheet1.L64:Sheet1.L70 Sheet1.L94:Sheet1.L100 Sheet1.L111:Sheet1.L117 Sheet1.L137:Sheet1.L143 Sheet1.L187:Sheet1.L193 Sheet1.L211:Sheet1.L217 Sheet1.L250:Sheet1.L256 Sheet1.L277:Sheet1.L283 Sheet1.L301:Sheet1.L307 Sheet1.L332:Sheet1.L338 Sheet1.L360:Sheet1.L366 Sheet1.L380:Sheet1.L386 Sheet1.L412:Sheet1.L418 Sheet1.L435:Sheet1.L441 Sheet1.L459:Sheet1.L465 Sheet1.L484:Sheet1.L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14cm" svg:y="0.33cm" chart:style-name="ch2">
          <text:p>S (day)</text:p>
        </chart:title>
        <chart:plot-area chart:style-name="ch3" table:cell-range-address="Sheet1.M2:Sheet1.M8 Sheet1.M15:Sheet1.M21 Sheet1.M32:Sheet1.M38 Sheet1.M64:Sheet1.M70 Sheet1.M94:Sheet1.M100 Sheet1.M111:Sheet1.M117 Sheet1.M137:Sheet1.M143 Sheet1.M187:Sheet1.M193 Sheet1.M211:Sheet1.M217 Sheet1.M250:Sheet1.M256 Sheet1.M277:Sheet1.M283 Sheet1.M301:Sheet1.M307 Sheet1.M332:Sheet1.M338 Sheet1.M360:Sheet1.M366 Sheet1.M380:Sheet1.M386 Sheet1.M412:Sheet1.M418 Sheet1.M435:Sheet1.M441 Sheet1.M459:Sheet1.M465 Sheet1.M484:Sheet1.M490" svg:x="2.068cm" svg:y="0.763cm" svg:width="24.309cm" svg:height="8.557cm">
          <chartooo:coordinate-region svg:x="2.795cm" svg:y="0.962cm" svg:width="22.855cm" svg:height="7.434cm"/>
          <chart:axis chart:dimension="x" chart:name="primary-x" chart:style-name="ch4">
            <chart:title svg:x="14.059cm" svg:y="9.088cm" chart:style-name="ch5">
              <text:p>S</text:p>
            </chart:title>
          </chart:axis>
          <chart:axis chart:dimension="y" chart:name="primary-y" chart:style-name="ch6">
            <chart:title svg:x="0.966cm" svg:y="5.204cm" chart:style-name="ch7">
              <text:p>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M2:Sheet1.M8 Sheet1.M15:Sheet1.M21 Sheet1.M32:Sheet1.M38 Sheet1.M64:Sheet1.M70 Sheet1.M94:Sheet1.M100 Sheet1.M111:Sheet1.M117 Sheet1.M137:Sheet1.M143 Sheet1.M187:Sheet1.M193 Sheet1.M211:Sheet1.M217 Sheet1.M250:Sheet1.M256 Sheet1.M277:Sheet1.M283 Sheet1.M301:Sheet1.M307 Sheet1.M332:Sheet1.M338 Sheet1.M360:Sheet1.M366 Sheet1.M380:Sheet1.M386 Sheet1.M412:Sheet1.M418 Sheet1.M435:Sheet1.M441 Sheet1.M459:Sheet1.M465 Sheet1.M484:Sheet1.M490" chart:class="chart:bar"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 Column M Column M Column M Column M Column M Column M Column M Column M Column M Column M Column M Column M Column M Column M Column M Column M Column M 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8 Sheet1.M15:Sheet1.M21 Sheet1.M32:Sheet1.M38 Sheet1.M64:Sheet1.M70 Sheet1.M94:Sheet1.M100 Sheet1.M111:Sheet1.M117 Sheet1.M137:Sheet1.M143 Sheet1.M187:Sheet1.M193 Sheet1.M211:Sheet1.M217 Sheet1.M250:Sheet1.M256 Sheet1.M277:Sheet1.M283 Sheet1.M301:Sheet1.M307 Sheet1.M332:Sheet1.M338 Sheet1.M360:Sheet1.M366 Sheet1.M380:Sheet1.M386 Sheet1.M412:Sheet1.M418 Sheet1.M435:Sheet1.M441 Sheet1.M459:Sheet1.M465 Sheet1.M484:Sheet1.M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